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cc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svg:stroke-width="0cm" svg:stroke-color="#000000" draw:marker-start-width="0.3cm" draw:marker-end-width="0.3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00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ff3333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family="Ebrima" style:font-pitch="variable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family="Ebrima" style:font-pitch="variable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6" style:family="paragraph">
      <style:paragraph-properties fo:margin-top="0cm" fo:margin-bottom="0cm" fo:text-align="center"/>
      <style:text-properties fo:font-family="Ebrima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margin-top="0cm" fo:margin-bottom="0cm" fo:text-align="center"/>
      <style:text-properties style:use-window-font-color="true" fo:font-family="Ebrima" style:font-pitch="variable"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margin-top="0cm" fo:margin-bottom="0cm" fo:text-align="center"/>
      <style:text-properties style:text-position="0% 100%" fo:font-family="Ebrima" style:font-pitch="variable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family="Ebrima" style:font-pitch="variable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color="#ffffff" fo:font-family="Ebrima" style:font-pitch="variable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top="0cm" fo:margin-bottom="0cm" fo:text-align="center"/>
      <style:text-properties fo:font-size="8pt" style:font-size-asian="10pt" style:font-size-complex="10pt"/>
    </style:style>
    <style:style style:name="P14" style:family="paragraph">
      <style:paragraph-properties fo:margin-top="0cm" fo:margin-bottom="0cm" fo:text-align="center"/>
      <style:text-properties style:text-position="0% 100%" fo:font-family="Ebrima" style:font-pitch="variable" fo:font-size="8pt" fo:font-weight="bold" style:font-size-asian="10pt" style:font-weight-asian="bold" style:font-size-complex="10pt" style:font-weight-complex="bold"/>
    </style:style>
    <style:style style:name="P15" style:family="paragraph">
      <style:paragraph-properties fo:margin-top="0cm" fo:margin-bottom="0cm" fo:text-align="center"/>
      <style:text-properties fo:font-size="8pt" style:font-size-asian="8pt" style:font-size-complex="8pt"/>
    </style:style>
    <style:style style:name="P16" style:family="paragraph">
      <style:paragraph-properties fo:margin-top="0cm" fo:margin-bottom="0cm" fo:text-align="center"/>
      <style:text-properties style:text-position="0% 100%" fo:font-family="Ebrima" style:font-pitch="variable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margin-top="0cm" fo:margin-bottom="0cm" fo:text-align="center"/>
      <style:text-properties fo:color="#ffffff" fo:font-size="8pt" style:font-size-asian="8pt" style:font-size-complex="8pt"/>
    </style:style>
    <style:style style:name="P18" style:family="paragraph">
      <style:paragraph-properties fo:margin-top="0cm" fo:margin-bottom="0cm" fo:text-align="center"/>
      <style:text-properties fo:color="#ffffff" style:text-position="0% 100%" fo:font-family="Ebrima" style:font-pitch="variable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margin-top="0cm" fo:margin-bottom="0cm" fo:text-align="center"/>
      <style:text-properties style:use-window-font-color="true" fo:font-family="Ebrima" style:font-pitch="variable"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text-align="center"/>
      <style:text-properties fo:font-family="Ebrima" style:font-pitch="variable" fo:font-size="7pt" style:font-size-asian="7pt" style:font-size-complex="7pt"/>
    </style:style>
    <style:style style:name="T1" style:family="text">
      <style:text-properties fo:font-family="Ebrima" style:font-pitch="variable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ffff" fo:font-family="Ebrima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fo:font-family="Ebrima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fo:font-family="Ebrima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style:text-position="0% 100%" fo:font-family="Ebrima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family="Ebrima" style:font-pitch="variable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0% 100%" fo:font-family="Ebrima" style:font-pitch="variable" fo:font-weight="bold" style:font-size-asian="10pt" style:font-weight-asian="bold" style:font-size-complex="10pt" style:font-weight-complex="bold"/>
    </style:style>
    <style:style style:name="T8" style:family="text">
      <style:text-properties style:text-position="0% 100%" fo:font-family="Ebrima" style:font-pitch="variable" fo:font-size="8pt" fo:font-weight="bold" style:font-size-asian="8pt" style:font-weight-asian="bold" style:font-size-complex="8pt" style:font-weight-complex="bold"/>
    </style:style>
    <style:style style:name="T9" style:family="text">
      <style:text-properties style:use-window-font-color="true" fo:font-family="Ebrima" style:font-pitch="variable" fo:font-size="8pt" fo:font-weight="bold" style:font-size-asian="8pt" style:font-weight-asian="bold" style:font-size-complex="8pt" style:font-weight-complex="bold"/>
    </style:style>
    <style:style style:name="T10" style:family="text">
      <style:text-properties fo:font-family="Ebrima" style:font-pitch="variable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508cm" svg:height="0.5cm" svg:x="3.968cm" svg:y="1cm">
          <text:p text:style-name="P1"><text:span text:style-name="T1">P3</text:span></text:p>
        </draw:rect>
        <draw:rect draw:style-name="gr1" draw:text-style-name="P2" draw:layer="layout" svg:width="0.508cm" svg:height="0.5cm" svg:x="4.476cm" svg:y="1cm">
          <text:p text:style-name="P1"><text:span text:style-name="T1">P4</text:span></text:p>
        </draw:rect>
        <draw:rect draw:style-name="gr2" draw:text-style-name="P4" draw:layer="layout" svg:width="0.508cm" svg:height="0.5cm" svg:x="5.492cm" svg:y="1cm">
          <text:p text:style-name="P3"><text:span text:style-name="T2">5V</text:span></text:p>
        </draw:rect>
        <draw:rect draw:style-name="gr3" draw:text-style-name="P4" draw:layer="layout" svg:width="0.508cm" svg:height="0.5cm" svg:x="4.984cm" svg:y="1cm">
          <text:p text:style-name="P4">G</text:p>
        </draw:rect>
        <draw:rect draw:style-name="gr1" draw:text-style-name="P2" draw:layer="layout" svg:width="0.508cm" svg:height="0.5cm" svg:x="1.936cm" svg:y="1cm">
          <text:p text:style-name="P1"><text:span text:style-name="T1">P1</text:span></text:p>
        </draw:rect>
        <draw:rect draw:style-name="gr1" draw:text-style-name="P2" draw:layer="layout" svg:width="0.508cm" svg:height="0.5cm" svg:x="2.444cm" svg:y="1cm">
          <text:p text:style-name="P1"><text:span text:style-name="T1">P2</text:span></text:p>
        </draw:rect>
        <draw:rect draw:style-name="gr2" draw:text-style-name="P4" draw:layer="layout" svg:width="0.508cm" svg:height="0.5cm" svg:x="3.46cm" svg:y="1cm">
          <text:p text:style-name="P3"><text:span text:style-name="T2">5V</text:span></text:p>
        </draw:rect>
        <draw:rect draw:style-name="gr3" draw:text-style-name="P4" draw:layer="layout" svg:width="0.508cm" svg:height="0.5cm" svg:x="2.952cm" svg:y="1cm">
          <text:p text:style-name="P4">G</text:p>
        </draw:rect>
        <draw:rect draw:style-name="gr2" draw:text-style-name="P4" draw:layer="layout" svg:width="0.508cm" svg:height="0.5cm" svg:x="1.428cm" svg:y="1cm">
          <text:p text:style-name="P3"><text:span text:style-name="T2">5V</text:span></text:p>
        </draw:rect>
        <draw:rect draw:style-name="gr3" draw:text-style-name="P4" draw:layer="layout" svg:width="0.508cm" svg:height="0.5cm" svg:x="0.92cm" svg:y="1cm">
          <text:p text:style-name="P4">G</text:p>
        </draw:rect>
        <draw:rect draw:style-name="gr1" draw:text-style-name="P2" draw:layer="layout" svg:width="0.508cm" svg:height="0.5cm" svg:x="3.968cm" svg:y="2cm">
          <text:p text:style-name="P1"><text:span text:style-name="T1">P3</text:span></text:p>
        </draw:rect>
        <draw:rect draw:style-name="gr1" draw:text-style-name="P2" draw:layer="layout" svg:width="0.508cm" svg:height="0.5cm" svg:x="4.476cm" svg:y="2cm">
          <text:p text:style-name="P1"><text:span text:style-name="T1">P4</text:span></text:p>
        </draw:rect>
        <draw:rect draw:style-name="gr2" draw:text-style-name="P4" draw:layer="layout" svg:width="0.508cm" svg:height="0.5cm" svg:x="5.492cm" svg:y="2cm">
          <text:p text:style-name="P3"><text:span text:style-name="T2">5V</text:span></text:p>
        </draw:rect>
        <draw:rect draw:style-name="gr3" draw:text-style-name="P4" draw:layer="layout" svg:width="0.508cm" svg:height="0.5cm" svg:x="4.984cm" svg:y="2cm">
          <text:p text:style-name="P4">G</text:p>
        </draw:rect>
        <draw:rect draw:style-name="gr1" draw:text-style-name="P2" draw:layer="layout" svg:width="0.508cm" svg:height="0.5cm" svg:x="1.936cm" svg:y="2cm">
          <text:p text:style-name="P1"><text:span text:style-name="T1">P1</text:span></text:p>
        </draw:rect>
        <draw:rect draw:style-name="gr1" draw:text-style-name="P2" draw:layer="layout" svg:width="0.508cm" svg:height="0.5cm" svg:x="2.444cm" svg:y="2cm">
          <text:p text:style-name="P1"><text:span text:style-name="T1">P2</text:span></text:p>
        </draw:rect>
        <draw:rect draw:style-name="gr2" draw:text-style-name="P4" draw:layer="layout" svg:width="0.508cm" svg:height="0.5cm" svg:x="3.46cm" svg:y="2cm">
          <text:p text:style-name="P3"><text:span text:style-name="T2">5V</text:span></text:p>
        </draw:rect>
        <draw:rect draw:style-name="gr3" draw:text-style-name="P4" draw:layer="layout" svg:width="0.508cm" svg:height="0.5cm" svg:x="2.952cm" svg:y="2cm">
          <text:p text:style-name="P4">G</text:p>
        </draw:rect>
        <draw:rect draw:style-name="gr2" draw:text-style-name="P4" draw:layer="layout" svg:width="0.508cm" svg:height="0.5cm" svg:x="1.428cm" svg:y="2cm">
          <text:p text:style-name="P3"><text:span text:style-name="T2">5V</text:span></text:p>
        </draw:rect>
        <draw:rect draw:style-name="gr3" draw:text-style-name="P4" draw:layer="layout" svg:width="0.508cm" svg:height="0.5cm" svg:x="0.92cm" svg:y="2cm">
          <text:p text:style-name="P4">G</text:p>
        </draw:rect>
        <draw:rect draw:style-name="gr1" draw:text-style-name="P2" draw:layer="layout" svg:width="0.508cm" svg:height="0.5cm" svg:x="3.968cm" svg:y="3cm">
          <text:p text:style-name="P1"><text:span text:style-name="T1">P3</text:span></text:p>
        </draw:rect>
        <draw:rect draw:style-name="gr1" draw:text-style-name="P2" draw:layer="layout" svg:width="0.508cm" svg:height="0.5cm" svg:x="4.476cm" svg:y="3cm">
          <text:p text:style-name="P1"><text:span text:style-name="T1">P4</text:span></text:p>
        </draw:rect>
        <draw:rect draw:style-name="gr2" draw:text-style-name="P4" draw:layer="layout" svg:width="0.508cm" svg:height="0.5cm" svg:x="5.492cm" svg:y="3cm">
          <text:p text:style-name="P3"><text:span text:style-name="T2">5V</text:span></text:p>
        </draw:rect>
        <draw:rect draw:style-name="gr3" draw:text-style-name="P4" draw:layer="layout" svg:width="0.508cm" svg:height="0.5cm" svg:x="4.984cm" svg:y="3cm">
          <text:p text:style-name="P4">G</text:p>
        </draw:rect>
        <draw:rect draw:style-name="gr1" draw:text-style-name="P2" draw:layer="layout" svg:width="0.508cm" svg:height="0.5cm" svg:x="1.936cm" svg:y="3cm">
          <text:p text:style-name="P1"><text:span text:style-name="T1">P1</text:span></text:p>
        </draw:rect>
        <draw:rect draw:style-name="gr1" draw:text-style-name="P2" draw:layer="layout" svg:width="0.508cm" svg:height="0.5cm" svg:x="2.444cm" svg:y="3cm">
          <text:p text:style-name="P1"><text:span text:style-name="T1">P2</text:span></text:p>
        </draw:rect>
        <draw:rect draw:style-name="gr2" draw:text-style-name="P4" draw:layer="layout" svg:width="0.508cm" svg:height="0.5cm" svg:x="3.46cm" svg:y="3cm">
          <text:p text:style-name="P3"><text:span text:style-name="T2">5V</text:span></text:p>
        </draw:rect>
        <draw:rect draw:style-name="gr3" draw:text-style-name="P4" draw:layer="layout" svg:width="0.508cm" svg:height="0.5cm" svg:x="2.952cm" svg:y="3cm">
          <text:p text:style-name="P4">G</text:p>
        </draw:rect>
        <draw:rect draw:style-name="gr2" draw:text-style-name="P4" draw:layer="layout" svg:width="0.508cm" svg:height="0.5cm" svg:x="1.428cm" svg:y="3cm">
          <text:p text:style-name="P3"><text:span text:style-name="T2">5V</text:span></text:p>
        </draw:rect>
        <draw:rect draw:style-name="gr3" draw:text-style-name="P4" draw:layer="layout" svg:width="0.508cm" svg:height="0.5cm" svg:x="0.92cm" svg:y="3cm">
          <text:p text:style-name="P4">G</text:p>
        </draw:rect>
        <draw:rect draw:style-name="gr1" draw:text-style-name="P2" draw:layer="layout" svg:width="0.508cm" svg:height="0.5cm" svg:x="3.968cm" svg:y="4cm">
          <text:p text:style-name="P1"><text:span text:style-name="T1">P3</text:span></text:p>
        </draw:rect>
        <draw:rect draw:style-name="gr1" draw:text-style-name="P2" draw:layer="layout" svg:width="0.508cm" svg:height="0.5cm" svg:x="4.476cm" svg:y="4cm">
          <text:p text:style-name="P1"><text:span text:style-name="T1">P4</text:span></text:p>
        </draw:rect>
        <draw:rect draw:style-name="gr2" draw:text-style-name="P4" draw:layer="layout" svg:width="0.508cm" svg:height="0.5cm" svg:x="5.492cm" svg:y="4cm">
          <text:p text:style-name="P3"><text:span text:style-name="T2">5V</text:span></text:p>
        </draw:rect>
        <draw:rect draw:style-name="gr3" draw:text-style-name="P4" draw:layer="layout" svg:width="0.508cm" svg:height="0.5cm" svg:x="4.984cm" svg:y="4cm">
          <text:p text:style-name="P4">G</text:p>
        </draw:rect>
        <draw:rect draw:style-name="gr1" draw:text-style-name="P2" draw:layer="layout" svg:width="0.508cm" svg:height="0.5cm" svg:x="1.936cm" svg:y="4cm">
          <text:p text:style-name="P1"><text:span text:style-name="T1">P1</text:span></text:p>
        </draw:rect>
        <draw:rect draw:style-name="gr1" draw:text-style-name="P2" draw:layer="layout" svg:width="0.508cm" svg:height="0.5cm" svg:x="2.444cm" svg:y="4cm">
          <text:p text:style-name="P1"><text:span text:style-name="T1">P2</text:span></text:p>
        </draw:rect>
        <draw:rect draw:style-name="gr2" draw:text-style-name="P4" draw:layer="layout" svg:width="0.508cm" svg:height="0.5cm" svg:x="3.46cm" svg:y="4cm">
          <text:p text:style-name="P3"><text:span text:style-name="T2">5V</text:span></text:p>
        </draw:rect>
        <draw:rect draw:style-name="gr3" draw:text-style-name="P4" draw:layer="layout" svg:width="0.508cm" svg:height="0.5cm" svg:x="2.952cm" svg:y="4cm">
          <text:p text:style-name="P4">G</text:p>
        </draw:rect>
        <draw:rect draw:style-name="gr2" draw:text-style-name="P4" draw:layer="layout" svg:width="0.508cm" svg:height="0.5cm" svg:x="1.428cm" svg:y="4cm">
          <text:p text:style-name="P3"><text:span text:style-name="T2">5V</text:span></text:p>
        </draw:rect>
        <draw:rect draw:style-name="gr3" draw:text-style-name="P4" draw:layer="layout" svg:width="0.508cm" svg:height="0.5cm" svg:x="0.92cm" svg:y="4cm">
          <text:p text:style-name="P4">G</text:p>
        </draw:rect>
        <draw:rect draw:style-name="gr1" draw:text-style-name="P2" draw:layer="layout" svg:width="0.508cm" svg:height="0.5cm" svg:x="3.968cm" svg:y="5cm">
          <text:p text:style-name="P1"><text:span text:style-name="T1">P3</text:span></text:p>
        </draw:rect>
        <draw:rect draw:style-name="gr1" draw:text-style-name="P2" draw:layer="layout" svg:width="0.508cm" svg:height="0.5cm" svg:x="4.476cm" svg:y="5cm">
          <text:p text:style-name="P1"><text:span text:style-name="T1">P4</text:span></text:p>
        </draw:rect>
        <draw:rect draw:style-name="gr2" draw:text-style-name="P4" draw:layer="layout" svg:width="0.508cm" svg:height="0.5cm" svg:x="5.492cm" svg:y="5cm">
          <text:p text:style-name="P3"><text:span text:style-name="T2">5V</text:span></text:p>
        </draw:rect>
        <draw:rect draw:style-name="gr3" draw:text-style-name="P4" draw:layer="layout" svg:width="0.508cm" svg:height="0.5cm" svg:x="4.984cm" svg:y="5cm">
          <text:p text:style-name="P4">G</text:p>
        </draw:rect>
        <draw:rect draw:style-name="gr1" draw:text-style-name="P2" draw:layer="layout" svg:width="0.508cm" svg:height="0.5cm" svg:x="1.936cm" svg:y="5cm">
          <text:p text:style-name="P1"><text:span text:style-name="T1">P1</text:span></text:p>
        </draw:rect>
        <draw:rect draw:style-name="gr1" draw:text-style-name="P2" draw:layer="layout" svg:width="0.508cm" svg:height="0.5cm" svg:x="2.444cm" svg:y="5cm">
          <text:p text:style-name="P1"><text:span text:style-name="T1">P2</text:span></text:p>
        </draw:rect>
        <draw:rect draw:style-name="gr2" draw:text-style-name="P4" draw:layer="layout" svg:width="0.508cm" svg:height="0.5cm" svg:x="3.46cm" svg:y="5cm">
          <text:p text:style-name="P3"><text:span text:style-name="T2">5V</text:span></text:p>
        </draw:rect>
        <draw:rect draw:style-name="gr3" draw:text-style-name="P4" draw:layer="layout" svg:width="0.508cm" svg:height="0.5cm" svg:x="2.952cm" svg:y="5cm">
          <text:p text:style-name="P4">G</text:p>
        </draw:rect>
        <draw:rect draw:style-name="gr2" draw:text-style-name="P4" draw:layer="layout" svg:width="0.508cm" svg:height="0.5cm" svg:x="1.428cm" svg:y="5cm">
          <text:p text:style-name="P3"><text:span text:style-name="T2">5V</text:span></text:p>
        </draw:rect>
        <draw:rect draw:style-name="gr3" draw:text-style-name="P4" draw:layer="layout" svg:width="0.508cm" svg:height="0.5cm" svg:x="0.92cm" svg:y="5cm">
          <text:p text:style-name="P4">G</text:p>
        </draw:rect>
        <draw:rect draw:style-name="gr1" draw:text-style-name="P2" draw:layer="layout" svg:width="0.508cm" svg:height="0.5cm" svg:x="3.968cm" svg:y="5.892cm">
          <text:p text:style-name="P1"><text:span text:style-name="T1">P3</text:span></text:p>
        </draw:rect>
        <draw:rect draw:style-name="gr1" draw:text-style-name="P2" draw:layer="layout" svg:width="0.508cm" svg:height="0.5cm" svg:x="4.476cm" svg:y="5.892cm">
          <text:p text:style-name="P1"><text:span text:style-name="T1">P4</text:span></text:p>
        </draw:rect>
        <draw:rect draw:style-name="gr2" draw:text-style-name="P4" draw:layer="layout" svg:width="0.508cm" svg:height="0.5cm" svg:x="5.492cm" svg:y="5.892cm">
          <text:p text:style-name="P3"><text:span text:style-name="T2">5V</text:span></text:p>
        </draw:rect>
        <draw:rect draw:style-name="gr3" draw:text-style-name="P4" draw:layer="layout" svg:width="0.508cm" svg:height="0.5cm" svg:x="4.984cm" svg:y="5.892cm">
          <text:p text:style-name="P4">G</text:p>
        </draw:rect>
        <draw:rect draw:style-name="gr1" draw:text-style-name="P2" draw:layer="layout" svg:width="0.508cm" svg:height="0.5cm" svg:x="1.936cm" svg:y="5.892cm">
          <text:p text:style-name="P1"><text:span text:style-name="T1">P1</text:span></text:p>
        </draw:rect>
        <draw:rect draw:style-name="gr1" draw:text-style-name="P2" draw:layer="layout" svg:width="0.508cm" svg:height="0.5cm" svg:x="2.444cm" svg:y="5.892cm">
          <text:p text:style-name="P1"><text:span text:style-name="T1">P2</text:span></text:p>
        </draw:rect>
        <draw:rect draw:style-name="gr2" draw:text-style-name="P4" draw:layer="layout" svg:width="0.508cm" svg:height="0.5cm" svg:x="3.46cm" svg:y="5.892cm">
          <text:p text:style-name="P3"><text:span text:style-name="T2">5V</text:span></text:p>
        </draw:rect>
        <draw:rect draw:style-name="gr3" draw:text-style-name="P4" draw:layer="layout" svg:width="0.508cm" svg:height="0.5cm" svg:x="2.952cm" svg:y="5.892cm">
          <text:p text:style-name="P4">G</text:p>
        </draw:rect>
        <draw:rect draw:style-name="gr2" draw:text-style-name="P4" draw:layer="layout" svg:width="0.508cm" svg:height="0.5cm" svg:x="1.428cm" svg:y="5.892cm">
          <text:p text:style-name="P3"><text:span text:style-name="T2">5V</text:span></text:p>
        </draw:rect>
        <draw:rect draw:style-name="gr3" draw:text-style-name="P4" draw:layer="layout" svg:width="0.508cm" svg:height="0.5cm" svg:x="0.92cm" svg:y="5.892cm">
          <text:p text:style-name="P4">G</text:p>
        </draw:rect>
        <draw:rect draw:style-name="gr1" draw:text-style-name="P2" draw:layer="layout" svg:width="0.508cm" svg:height="0.5cm" svg:x="3.968cm" svg:y="6.892cm">
          <text:p text:style-name="P1"><text:span text:style-name="T1">P3</text:span></text:p>
        </draw:rect>
        <draw:rect draw:style-name="gr1" draw:text-style-name="P2" draw:layer="layout" svg:width="0.508cm" svg:height="0.5cm" svg:x="4.476cm" svg:y="6.892cm">
          <text:p text:style-name="P1"><text:span text:style-name="T1">P4</text:span></text:p>
        </draw:rect>
        <draw:rect draw:style-name="gr2" draw:text-style-name="P4" draw:layer="layout" svg:width="0.508cm" svg:height="0.5cm" svg:x="5.492cm" svg:y="6.892cm">
          <text:p text:style-name="P3"><text:span text:style-name="T2">5V</text:span></text:p>
        </draw:rect>
        <draw:rect draw:style-name="gr3" draw:text-style-name="P4" draw:layer="layout" svg:width="0.508cm" svg:height="0.5cm" svg:x="4.984cm" svg:y="6.892cm">
          <text:p text:style-name="P4">G</text:p>
        </draw:rect>
        <draw:rect draw:style-name="gr1" draw:text-style-name="P2" draw:layer="layout" svg:width="0.508cm" svg:height="0.5cm" svg:x="1.936cm" svg:y="6.892cm">
          <text:p text:style-name="P1"><text:span text:style-name="T1">P1</text:span></text:p>
        </draw:rect>
        <draw:rect draw:style-name="gr1" draw:text-style-name="P2" draw:layer="layout" svg:width="0.508cm" svg:height="0.5cm" svg:x="2.444cm" svg:y="6.892cm">
          <text:p text:style-name="P1"><text:span text:style-name="T1">P2</text:span></text:p>
        </draw:rect>
        <draw:rect draw:style-name="gr2" draw:text-style-name="P4" draw:layer="layout" svg:width="0.508cm" svg:height="0.5cm" svg:x="3.46cm" svg:y="6.892cm">
          <text:p text:style-name="P3"><text:span text:style-name="T2">5V</text:span></text:p>
        </draw:rect>
        <draw:rect draw:style-name="gr3" draw:text-style-name="P4" draw:layer="layout" svg:width="0.508cm" svg:height="0.5cm" svg:x="2.952cm" svg:y="6.892cm">
          <text:p text:style-name="P4">G</text:p>
        </draw:rect>
        <draw:rect draw:style-name="gr2" draw:text-style-name="P4" draw:layer="layout" svg:width="0.508cm" svg:height="0.5cm" svg:x="1.428cm" svg:y="6.892cm">
          <text:p text:style-name="P3"><text:span text:style-name="T2">5V</text:span></text:p>
        </draw:rect>
        <draw:rect draw:style-name="gr3" draw:text-style-name="P4" draw:layer="layout" svg:width="0.508cm" svg:height="0.5cm" svg:x="0.92cm" svg:y="6.892cm">
          <text:p text:style-name="P4">G</text:p>
        </draw:rect>
        <draw:rect draw:style-name="gr1" draw:text-style-name="P2" draw:layer="layout" svg:width="0.508cm" svg:height="0.5cm" svg:x="3.968cm" svg:y="7.892cm">
          <text:p text:style-name="P1"><text:span text:style-name="T1">P3</text:span></text:p>
        </draw:rect>
        <draw:rect draw:style-name="gr1" draw:text-style-name="P2" draw:layer="layout" svg:width="0.508cm" svg:height="0.5cm" svg:x="4.476cm" svg:y="7.892cm">
          <text:p text:style-name="P1"><text:span text:style-name="T1">P4</text:span></text:p>
        </draw:rect>
        <draw:rect draw:style-name="gr2" draw:text-style-name="P4" draw:layer="layout" svg:width="0.508cm" svg:height="0.5cm" svg:x="5.492cm" svg:y="7.892cm">
          <text:p text:style-name="P3"><text:span text:style-name="T2">5V</text:span></text:p>
        </draw:rect>
        <draw:rect draw:style-name="gr3" draw:text-style-name="P4" draw:layer="layout" svg:width="0.508cm" svg:height="0.5cm" svg:x="4.984cm" svg:y="7.892cm">
          <text:p text:style-name="P4">G</text:p>
        </draw:rect>
        <draw:rect draw:style-name="gr1" draw:text-style-name="P2" draw:layer="layout" svg:width="0.508cm" svg:height="0.5cm" svg:x="1.936cm" svg:y="7.892cm">
          <text:p text:style-name="P1"><text:span text:style-name="T1">P1</text:span></text:p>
        </draw:rect>
        <draw:rect draw:style-name="gr1" draw:text-style-name="P2" draw:layer="layout" svg:width="0.508cm" svg:height="0.5cm" svg:x="2.444cm" svg:y="7.892cm">
          <text:p text:style-name="P1"><text:span text:style-name="T1">P2</text:span></text:p>
        </draw:rect>
        <draw:rect draw:style-name="gr2" draw:text-style-name="P4" draw:layer="layout" svg:width="0.508cm" svg:height="0.5cm" svg:x="3.46cm" svg:y="7.892cm">
          <text:p text:style-name="P3"><text:span text:style-name="T2">5V</text:span></text:p>
        </draw:rect>
        <draw:rect draw:style-name="gr3" draw:text-style-name="P4" draw:layer="layout" svg:width="0.508cm" svg:height="0.5cm" svg:x="2.952cm" svg:y="7.892cm">
          <text:p text:style-name="P4">G</text:p>
        </draw:rect>
        <draw:rect draw:style-name="gr2" draw:text-style-name="P4" draw:layer="layout" svg:width="0.508cm" svg:height="0.5cm" svg:x="1.428cm" svg:y="7.892cm">
          <text:p text:style-name="P3"><text:span text:style-name="T2">5V</text:span></text:p>
        </draw:rect>
        <draw:rect draw:style-name="gr3" draw:text-style-name="P4" draw:layer="layout" svg:width="0.508cm" svg:height="0.5cm" svg:x="0.92cm" svg:y="7.892cm">
          <text:p text:style-name="P4">G</text:p>
        </draw:rect>
        <draw:rect draw:style-name="gr1" draw:text-style-name="P2" draw:layer="layout" svg:width="0.508cm" svg:height="0.5cm" svg:x="3.968cm" svg:y="8.892cm">
          <text:p text:style-name="P1"><text:span text:style-name="T1">P3</text:span></text:p>
        </draw:rect>
        <draw:rect draw:style-name="gr1" draw:text-style-name="P2" draw:layer="layout" svg:width="0.508cm" svg:height="0.5cm" svg:x="4.476cm" svg:y="8.892cm">
          <text:p text:style-name="P1"><text:span text:style-name="T1">P4</text:span></text:p>
        </draw:rect>
        <draw:rect draw:style-name="gr2" draw:text-style-name="P4" draw:layer="layout" svg:width="0.508cm" svg:height="0.5cm" svg:x="5.492cm" svg:y="8.892cm">
          <text:p text:style-name="P3"><text:span text:style-name="T2">5V</text:span></text:p>
        </draw:rect>
        <draw:rect draw:style-name="gr3" draw:text-style-name="P4" draw:layer="layout" svg:width="0.508cm" svg:height="0.5cm" svg:x="4.984cm" svg:y="8.892cm">
          <text:p text:style-name="P4">G</text:p>
        </draw:rect>
        <draw:rect draw:style-name="gr1" draw:text-style-name="P2" draw:layer="layout" svg:width="0.508cm" svg:height="0.5cm" svg:x="1.936cm" svg:y="8.892cm">
          <text:p text:style-name="P1"><text:span text:style-name="T1">P1</text:span></text:p>
        </draw:rect>
        <draw:rect draw:style-name="gr1" draw:text-style-name="P2" draw:layer="layout" svg:width="0.508cm" svg:height="0.5cm" svg:x="2.444cm" svg:y="8.892cm">
          <text:p text:style-name="P1"><text:span text:style-name="T1">P2</text:span></text:p>
        </draw:rect>
        <draw:rect draw:style-name="gr2" draw:text-style-name="P4" draw:layer="layout" svg:width="0.508cm" svg:height="0.5cm" svg:x="3.46cm" svg:y="8.892cm">
          <text:p text:style-name="P3"><text:span text:style-name="T2">5V</text:span></text:p>
        </draw:rect>
        <draw:rect draw:style-name="gr3" draw:text-style-name="P4" draw:layer="layout" svg:width="0.508cm" svg:height="0.5cm" svg:x="2.952cm" svg:y="8.892cm">
          <text:p text:style-name="P4">G</text:p>
        </draw:rect>
        <draw:rect draw:style-name="gr2" draw:text-style-name="P4" draw:layer="layout" svg:width="0.508cm" svg:height="0.5cm" svg:x="1.428cm" svg:y="8.892cm">
          <text:p text:style-name="P3"><text:span text:style-name="T2">5V</text:span></text:p>
        </draw:rect>
        <draw:rect draw:style-name="gr3" draw:text-style-name="P4" draw:layer="layout" svg:width="0.508cm" svg:height="0.5cm" svg:x="0.92cm" svg:y="8.892cm">
          <text:p text:style-name="P4">G</text:p>
        </draw:rect>
        <draw:rect draw:style-name="gr1" draw:text-style-name="P2" draw:layer="layout" svg:width="0.508cm" svg:height="0.5cm" svg:x="3.968cm" svg:y="9.892cm">
          <text:p text:style-name="P1"><text:span text:style-name="T1">P3</text:span></text:p>
        </draw:rect>
        <draw:rect draw:style-name="gr1" draw:text-style-name="P2" draw:layer="layout" svg:width="0.508cm" svg:height="0.5cm" svg:x="4.476cm" svg:y="9.892cm">
          <text:p text:style-name="P1"><text:span text:style-name="T1">P4</text:span></text:p>
        </draw:rect>
        <draw:rect draw:style-name="gr2" draw:text-style-name="P4" draw:layer="layout" svg:width="0.508cm" svg:height="0.5cm" svg:x="5.492cm" svg:y="9.892cm">
          <text:p text:style-name="P3"><text:span text:style-name="T2">5V</text:span></text:p>
        </draw:rect>
        <draw:rect draw:style-name="gr3" draw:text-style-name="P4" draw:layer="layout" svg:width="0.508cm" svg:height="0.5cm" svg:x="4.984cm" svg:y="9.892cm">
          <text:p text:style-name="P4">G</text:p>
        </draw:rect>
        <draw:rect draw:style-name="gr1" draw:text-style-name="P2" draw:layer="layout" svg:width="0.508cm" svg:height="0.5cm" svg:x="1.936cm" svg:y="9.892cm">
          <text:p text:style-name="P1"><text:span text:style-name="T1">P1</text:span></text:p>
        </draw:rect>
        <draw:rect draw:style-name="gr1" draw:text-style-name="P2" draw:layer="layout" svg:width="0.508cm" svg:height="0.5cm" svg:x="2.444cm" svg:y="9.892cm">
          <text:p text:style-name="P1"><text:span text:style-name="T1">P2</text:span></text:p>
        </draw:rect>
        <draw:rect draw:style-name="gr2" draw:text-style-name="P4" draw:layer="layout" svg:width="0.508cm" svg:height="0.5cm" svg:x="3.46cm" svg:y="9.892cm">
          <text:p text:style-name="P3"><text:span text:style-name="T2">5V</text:span></text:p>
        </draw:rect>
        <draw:rect draw:style-name="gr3" draw:text-style-name="P4" draw:layer="layout" svg:width="0.508cm" svg:height="0.5cm" svg:x="2.952cm" svg:y="9.892cm">
          <text:p text:style-name="P4">G</text:p>
        </draw:rect>
        <draw:rect draw:style-name="gr2" draw:text-style-name="P4" draw:layer="layout" svg:width="0.508cm" svg:height="0.5cm" svg:x="1.428cm" svg:y="9.892cm">
          <text:p text:style-name="P3"><text:span text:style-name="T2">5V</text:span></text:p>
        </draw:rect>
        <draw:rect draw:style-name="gr3" draw:text-style-name="P4" draw:layer="layout" svg:width="0.508cm" svg:height="0.5cm" svg:x="0.92cm" svg:y="9.892cm">
          <text:p text:style-name="P4">G</text:p>
        </draw:rect>
        <draw:rect draw:style-name="gr1" draw:text-style-name="P2" draw:layer="layout" svg:width="0.508cm" svg:height="0.5cm" svg:x="3.968cm" svg:y="17.892cm">
          <text:p text:style-name="P1"><text:span text:style-name="T1">P3</text:span></text:p>
        </draw:rect>
        <draw:rect draw:style-name="gr1" draw:text-style-name="P2" draw:layer="layout" svg:width="0.508cm" svg:height="0.5cm" svg:x="4.476cm" svg:y="17.892cm">
          <text:p text:style-name="P1"><text:span text:style-name="T1">P4</text:span></text:p>
        </draw:rect>
        <draw:rect draw:style-name="gr2" draw:text-style-name="P4" draw:layer="layout" svg:width="0.508cm" svg:height="0.5cm" svg:x="5.492cm" svg:y="17.892cm">
          <text:p text:style-name="P3"><text:span text:style-name="T2">5V</text:span></text:p>
        </draw:rect>
        <draw:rect draw:style-name="gr3" draw:text-style-name="P4" draw:layer="layout" svg:width="0.508cm" svg:height="0.5cm" svg:x="4.984cm" svg:y="17.892cm">
          <text:p text:style-name="P4">G</text:p>
        </draw:rect>
        <draw:rect draw:style-name="gr1" draw:text-style-name="P2" draw:layer="layout" svg:width="0.508cm" svg:height="0.5cm" svg:x="1.936cm" svg:y="17.892cm">
          <text:p text:style-name="P1"><text:span text:style-name="T1">P1</text:span></text:p>
        </draw:rect>
        <draw:rect draw:style-name="gr1" draw:text-style-name="P2" draw:layer="layout" svg:width="0.508cm" svg:height="0.5cm" svg:x="2.444cm" svg:y="17.892cm">
          <text:p text:style-name="P1"><text:span text:style-name="T1">P2</text:span></text:p>
        </draw:rect>
        <draw:rect draw:style-name="gr2" draw:text-style-name="P4" draw:layer="layout" svg:width="0.508cm" svg:height="0.5cm" svg:x="3.46cm" svg:y="17.892cm">
          <text:p text:style-name="P3"><text:span text:style-name="T2">5V</text:span></text:p>
        </draw:rect>
        <draw:rect draw:style-name="gr3" draw:text-style-name="P4" draw:layer="layout" svg:width="0.508cm" svg:height="0.5cm" svg:x="2.952cm" svg:y="17.892cm">
          <text:p text:style-name="P4">G</text:p>
        </draw:rect>
        <draw:rect draw:style-name="gr2" draw:text-style-name="P4" draw:layer="layout" svg:width="0.508cm" svg:height="0.5cm" svg:x="1.428cm" svg:y="17.892cm">
          <text:p text:style-name="P3"><text:span text:style-name="T2">5V</text:span></text:p>
        </draw:rect>
        <draw:rect draw:style-name="gr3" draw:text-style-name="P4" draw:layer="layout" svg:width="0.508cm" svg:height="0.5cm" svg:x="0.92cm" svg:y="17.892cm">
          <text:p text:style-name="P4">G</text:p>
        </draw:rect>
        <draw:rect draw:style-name="gr1" draw:text-style-name="P2" draw:layer="layout" svg:width="0.508cm" svg:height="0.5cm" svg:x="3.968cm" svg:y="18.892cm">
          <text:p text:style-name="P1"><text:span text:style-name="T1">P3</text:span></text:p>
        </draw:rect>
        <draw:rect draw:style-name="gr1" draw:text-style-name="P2" draw:layer="layout" svg:width="0.508cm" svg:height="0.5cm" svg:x="4.476cm" svg:y="18.892cm">
          <text:p text:style-name="P1"><text:span text:style-name="T1">P4</text:span></text:p>
        </draw:rect>
        <draw:rect draw:style-name="gr2" draw:text-style-name="P4" draw:layer="layout" svg:width="0.508cm" svg:height="0.5cm" svg:x="5.492cm" svg:y="18.892cm">
          <text:p text:style-name="P3"><text:span text:style-name="T2">5V</text:span></text:p>
        </draw:rect>
        <draw:rect draw:style-name="gr3" draw:text-style-name="P4" draw:layer="layout" svg:width="0.508cm" svg:height="0.5cm" svg:x="4.984cm" svg:y="18.892cm">
          <text:p text:style-name="P4">G</text:p>
        </draw:rect>
        <draw:rect draw:style-name="gr1" draw:text-style-name="P2" draw:layer="layout" svg:width="0.508cm" svg:height="0.5cm" svg:x="1.936cm" svg:y="18.892cm">
          <text:p text:style-name="P1"><text:span text:style-name="T1">P1</text:span></text:p>
        </draw:rect>
        <draw:rect draw:style-name="gr1" draw:text-style-name="P2" draw:layer="layout" svg:width="0.508cm" svg:height="0.5cm" svg:x="2.444cm" svg:y="18.892cm">
          <text:p text:style-name="P1"><text:span text:style-name="T1">P2</text:span></text:p>
        </draw:rect>
        <draw:rect draw:style-name="gr2" draw:text-style-name="P4" draw:layer="layout" svg:width="0.508cm" svg:height="0.5cm" svg:x="3.46cm" svg:y="18.892cm">
          <text:p text:style-name="P3"><text:span text:style-name="T2">5V</text:span></text:p>
        </draw:rect>
        <draw:rect draw:style-name="gr3" draw:text-style-name="P4" draw:layer="layout" svg:width="0.508cm" svg:height="0.5cm" svg:x="2.952cm" svg:y="18.892cm">
          <text:p text:style-name="P4">G</text:p>
        </draw:rect>
        <draw:rect draw:style-name="gr2" draw:text-style-name="P4" draw:layer="layout" svg:width="0.508cm" svg:height="0.5cm" svg:x="1.428cm" svg:y="18.892cm">
          <text:p text:style-name="P3"><text:span text:style-name="T2">5V</text:span></text:p>
        </draw:rect>
        <draw:rect draw:style-name="gr3" draw:text-style-name="P4" draw:layer="layout" svg:width="0.508cm" svg:height="0.5cm" svg:x="0.92cm" svg:y="18.892cm">
          <text:p text:style-name="P4">G</text:p>
        </draw:rect>
        <draw:rect draw:style-name="gr1" draw:text-style-name="P2" draw:layer="layout" svg:width="0.508cm" svg:height="0.5cm" svg:x="3.968cm" svg:y="19.892cm">
          <text:p text:style-name="P1"><text:span text:style-name="T1">P3</text:span></text:p>
        </draw:rect>
        <draw:rect draw:style-name="gr1" draw:text-style-name="P2" draw:layer="layout" svg:width="0.508cm" svg:height="0.5cm" svg:x="4.476cm" svg:y="19.892cm">
          <text:p text:style-name="P1"><text:span text:style-name="T1">P4</text:span></text:p>
        </draw:rect>
        <draw:rect draw:style-name="gr2" draw:text-style-name="P4" draw:layer="layout" svg:width="0.508cm" svg:height="0.5cm" svg:x="5.492cm" svg:y="19.892cm">
          <text:p text:style-name="P3"><text:span text:style-name="T2">5V</text:span></text:p>
        </draw:rect>
        <draw:rect draw:style-name="gr3" draw:text-style-name="P4" draw:layer="layout" svg:width="0.508cm" svg:height="0.5cm" svg:x="4.984cm" svg:y="19.892cm">
          <text:p text:style-name="P4">G</text:p>
        </draw:rect>
        <draw:rect draw:style-name="gr1" draw:text-style-name="P2" draw:layer="layout" svg:width="0.508cm" svg:height="0.5cm" svg:x="1.936cm" svg:y="19.892cm">
          <text:p text:style-name="P1"><text:span text:style-name="T1">P1</text:span></text:p>
        </draw:rect>
        <draw:rect draw:style-name="gr1" draw:text-style-name="P2" draw:layer="layout" svg:width="0.508cm" svg:height="0.5cm" svg:x="2.444cm" svg:y="19.892cm">
          <text:p text:style-name="P1"><text:span text:style-name="T1">P2</text:span></text:p>
        </draw:rect>
        <draw:rect draw:style-name="gr2" draw:text-style-name="P4" draw:layer="layout" svg:width="0.508cm" svg:height="0.5cm" svg:x="3.46cm" svg:y="19.892cm">
          <text:p text:style-name="P3"><text:span text:style-name="T2">5V</text:span></text:p>
        </draw:rect>
        <draw:rect draw:style-name="gr3" draw:text-style-name="P4" draw:layer="layout" svg:width="0.508cm" svg:height="0.5cm" svg:x="2.952cm" svg:y="19.892cm">
          <text:p text:style-name="P4">G</text:p>
        </draw:rect>
        <draw:rect draw:style-name="gr2" draw:text-style-name="P4" draw:layer="layout" svg:width="0.508cm" svg:height="0.5cm" svg:x="1.428cm" svg:y="19.892cm">
          <text:p text:style-name="P3"><text:span text:style-name="T2">5V</text:span></text:p>
        </draw:rect>
        <draw:rect draw:style-name="gr3" draw:text-style-name="P4" draw:layer="layout" svg:width="0.508cm" svg:height="0.5cm" svg:x="0.92cm" svg:y="19.892cm">
          <text:p text:style-name="P4">G</text:p>
        </draw:rect>
        <draw:rect draw:style-name="gr1" draw:text-style-name="P2" draw:layer="layout" svg:width="0.508cm" svg:height="0.5cm" svg:x="3.968cm" svg:y="20.892cm">
          <text:p text:style-name="P1"><text:span text:style-name="T1">P3</text:span></text:p>
        </draw:rect>
        <draw:rect draw:style-name="gr1" draw:text-style-name="P2" draw:layer="layout" svg:width="0.508cm" svg:height="0.5cm" svg:x="4.476cm" svg:y="20.892cm">
          <text:p text:style-name="P1"><text:span text:style-name="T1">P4</text:span></text:p>
        </draw:rect>
        <draw:rect draw:style-name="gr2" draw:text-style-name="P4" draw:layer="layout" svg:width="0.508cm" svg:height="0.5cm" svg:x="5.492cm" svg:y="20.892cm">
          <text:p text:style-name="P3"><text:span text:style-name="T2">5V</text:span></text:p>
        </draw:rect>
        <draw:rect draw:style-name="gr3" draw:text-style-name="P4" draw:layer="layout" svg:width="0.508cm" svg:height="0.5cm" svg:x="4.984cm" svg:y="20.892cm">
          <text:p text:style-name="P4">G</text:p>
        </draw:rect>
        <draw:rect draw:style-name="gr1" draw:text-style-name="P2" draw:layer="layout" svg:width="0.508cm" svg:height="0.5cm" svg:x="1.936cm" svg:y="20.892cm">
          <text:p text:style-name="P1"><text:span text:style-name="T1">P1</text:span></text:p>
        </draw:rect>
        <draw:rect draw:style-name="gr1" draw:text-style-name="P2" draw:layer="layout" svg:width="0.508cm" svg:height="0.5cm" svg:x="2.444cm" svg:y="20.892cm">
          <text:p text:style-name="P1"><text:span text:style-name="T1">P2</text:span></text:p>
        </draw:rect>
        <draw:rect draw:style-name="gr2" draw:text-style-name="P4" draw:layer="layout" svg:width="0.508cm" svg:height="0.5cm" svg:x="3.46cm" svg:y="20.892cm">
          <text:p text:style-name="P3"><text:span text:style-name="T2">5V</text:span></text:p>
        </draw:rect>
        <draw:rect draw:style-name="gr3" draw:text-style-name="P4" draw:layer="layout" svg:width="0.508cm" svg:height="0.5cm" svg:x="2.952cm" svg:y="20.892cm">
          <text:p text:style-name="P4">G</text:p>
        </draw:rect>
        <draw:rect draw:style-name="gr2" draw:text-style-name="P4" draw:layer="layout" svg:width="0.508cm" svg:height="0.5cm" svg:x="1.428cm" svg:y="20.892cm">
          <text:p text:style-name="P3"><text:span text:style-name="T2">5V</text:span></text:p>
        </draw:rect>
        <draw:rect draw:style-name="gr3" draw:text-style-name="P4" draw:layer="layout" svg:width="0.508cm" svg:height="0.5cm" svg:x="0.92cm" svg:y="20.892cm">
          <text:p text:style-name="P4">G</text:p>
        </draw:rect>
        <draw:rect draw:style-name="gr1" draw:text-style-name="P2" draw:layer="layout" svg:width="0.508cm" svg:height="0.5cm" svg:x="3.968cm" svg:y="21.892cm">
          <text:p text:style-name="P1"><text:span text:style-name="T1">P3</text:span></text:p>
        </draw:rect>
        <draw:rect draw:style-name="gr1" draw:text-style-name="P2" draw:layer="layout" svg:width="0.508cm" svg:height="0.5cm" svg:x="4.476cm" svg:y="21.892cm">
          <text:p text:style-name="P1"><text:span text:style-name="T1">P4</text:span></text:p>
        </draw:rect>
        <draw:rect draw:style-name="gr2" draw:text-style-name="P4" draw:layer="layout" svg:width="0.508cm" svg:height="0.5cm" svg:x="5.492cm" svg:y="21.892cm">
          <text:p text:style-name="P3"><text:span text:style-name="T2">5V</text:span></text:p>
        </draw:rect>
        <draw:rect draw:style-name="gr3" draw:text-style-name="P4" draw:layer="layout" svg:width="0.508cm" svg:height="0.5cm" svg:x="4.984cm" svg:y="21.892cm">
          <text:p text:style-name="P4">G</text:p>
        </draw:rect>
        <draw:rect draw:style-name="gr1" draw:text-style-name="P2" draw:layer="layout" svg:width="0.508cm" svg:height="0.5cm" svg:x="1.936cm" svg:y="21.892cm">
          <text:p text:style-name="P1"><text:span text:style-name="T1">P1</text:span></text:p>
        </draw:rect>
        <draw:rect draw:style-name="gr1" draw:text-style-name="P2" draw:layer="layout" svg:width="0.508cm" svg:height="0.5cm" svg:x="2.444cm" svg:y="21.892cm">
          <text:p text:style-name="P1"><text:span text:style-name="T1">P2</text:span></text:p>
        </draw:rect>
        <draw:rect draw:style-name="gr2" draw:text-style-name="P4" draw:layer="layout" svg:width="0.508cm" svg:height="0.5cm" svg:x="3.46cm" svg:y="21.892cm">
          <text:p text:style-name="P3"><text:span text:style-name="T2">5V</text:span></text:p>
        </draw:rect>
        <draw:rect draw:style-name="gr3" draw:text-style-name="P4" draw:layer="layout" svg:width="0.508cm" svg:height="0.5cm" svg:x="2.952cm" svg:y="21.892cm">
          <text:p text:style-name="P4">G</text:p>
        </draw:rect>
        <draw:rect draw:style-name="gr2" draw:text-style-name="P4" draw:layer="layout" svg:width="0.508cm" svg:height="0.5cm" svg:x="1.428cm" svg:y="21.892cm">
          <text:p text:style-name="P3"><text:span text:style-name="T2">5V</text:span></text:p>
        </draw:rect>
        <draw:rect draw:style-name="gr3" draw:text-style-name="P4" draw:layer="layout" svg:width="0.508cm" svg:height="0.5cm" svg:x="0.92cm" svg:y="21.892cm">
          <text:p text:style-name="P4">G</text:p>
        </draw:rect>
        <draw:rect draw:style-name="gr1" draw:text-style-name="P2" draw:layer="layout" svg:width="0.508cm" svg:height="0.5cm" svg:x="3.968cm" svg:y="22.892cm">
          <text:p text:style-name="P1"><text:span text:style-name="T1">P3</text:span></text:p>
        </draw:rect>
        <draw:rect draw:style-name="gr1" draw:text-style-name="P2" draw:layer="layout" svg:width="0.508cm" svg:height="0.5cm" svg:x="4.476cm" svg:y="22.892cm">
          <text:p text:style-name="P1"><text:span text:style-name="T1">P4</text:span></text:p>
        </draw:rect>
        <draw:rect draw:style-name="gr2" draw:text-style-name="P4" draw:layer="layout" svg:width="0.508cm" svg:height="0.5cm" svg:x="5.492cm" svg:y="22.892cm">
          <text:p text:style-name="P3"><text:span text:style-name="T2">5V</text:span></text:p>
        </draw:rect>
        <draw:rect draw:style-name="gr3" draw:text-style-name="P4" draw:layer="layout" svg:width="0.508cm" svg:height="0.5cm" svg:x="4.984cm" svg:y="22.892cm">
          <text:p text:style-name="P4">G</text:p>
        </draw:rect>
        <draw:rect draw:style-name="gr1" draw:text-style-name="P2" draw:layer="layout" svg:width="0.508cm" svg:height="0.5cm" svg:x="1.936cm" svg:y="22.892cm">
          <text:p text:style-name="P1"><text:span text:style-name="T1">P1</text:span></text:p>
        </draw:rect>
        <draw:rect draw:style-name="gr1" draw:text-style-name="P2" draw:layer="layout" svg:width="0.508cm" svg:height="0.5cm" svg:x="2.444cm" svg:y="22.892cm">
          <text:p text:style-name="P1"><text:span text:style-name="T1">P2</text:span></text:p>
        </draw:rect>
        <draw:rect draw:style-name="gr2" draw:text-style-name="P4" draw:layer="layout" svg:width="0.508cm" svg:height="0.5cm" svg:x="3.46cm" svg:y="22.892cm">
          <text:p text:style-name="P3"><text:span text:style-name="T2">5V</text:span></text:p>
        </draw:rect>
        <draw:rect draw:style-name="gr3" draw:text-style-name="P4" draw:layer="layout" svg:width="0.508cm" svg:height="0.5cm" svg:x="2.952cm" svg:y="22.892cm">
          <text:p text:style-name="P4">G</text:p>
        </draw:rect>
        <draw:rect draw:style-name="gr2" draw:text-style-name="P4" draw:layer="layout" svg:width="0.508cm" svg:height="0.5cm" svg:x="1.428cm" svg:y="22.892cm">
          <text:p text:style-name="P3"><text:span text:style-name="T2">5V</text:span></text:p>
        </draw:rect>
        <draw:rect draw:style-name="gr3" draw:text-style-name="P4" draw:layer="layout" svg:width="0.508cm" svg:height="0.5cm" svg:x="0.92cm" svg:y="22.892cm">
          <text:p text:style-name="P4">G</text:p>
        </draw:rect>
        <draw:rect draw:style-name="gr1" draw:text-style-name="P2" draw:layer="layout" svg:width="0.508cm" svg:height="0.5cm" svg:x="3.968cm" svg:y="23.892cm">
          <text:p text:style-name="P1"><text:span text:style-name="T1">P3</text:span></text:p>
        </draw:rect>
        <draw:rect draw:style-name="gr1" draw:text-style-name="P2" draw:layer="layout" svg:width="0.508cm" svg:height="0.5cm" svg:x="4.476cm" svg:y="23.892cm">
          <text:p text:style-name="P1"><text:span text:style-name="T1">P4</text:span></text:p>
        </draw:rect>
        <draw:rect draw:style-name="gr2" draw:text-style-name="P4" draw:layer="layout" svg:width="0.508cm" svg:height="0.5cm" svg:x="5.492cm" svg:y="23.892cm">
          <text:p text:style-name="P3"><text:span text:style-name="T2">5V</text:span></text:p>
        </draw:rect>
        <draw:rect draw:style-name="gr3" draw:text-style-name="P4" draw:layer="layout" svg:width="0.508cm" svg:height="0.5cm" svg:x="4.984cm" svg:y="23.892cm">
          <text:p text:style-name="P4">G</text:p>
        </draw:rect>
        <draw:rect draw:style-name="gr1" draw:text-style-name="P2" draw:layer="layout" svg:width="0.508cm" svg:height="0.5cm" svg:x="1.936cm" svg:y="23.892cm">
          <text:p text:style-name="P1"><text:span text:style-name="T1">P1</text:span></text:p>
        </draw:rect>
        <draw:rect draw:style-name="gr1" draw:text-style-name="P2" draw:layer="layout" svg:width="0.508cm" svg:height="0.5cm" svg:x="2.444cm" svg:y="23.892cm">
          <text:p text:style-name="P1"><text:span text:style-name="T1">P2</text:span></text:p>
        </draw:rect>
        <draw:rect draw:style-name="gr2" draw:text-style-name="P4" draw:layer="layout" svg:width="0.508cm" svg:height="0.5cm" svg:x="3.46cm" svg:y="23.892cm">
          <text:p text:style-name="P3"><text:span text:style-name="T2">5V</text:span></text:p>
        </draw:rect>
        <draw:rect draw:style-name="gr3" draw:text-style-name="P4" draw:layer="layout" svg:width="0.508cm" svg:height="0.5cm" svg:x="2.952cm" svg:y="23.892cm">
          <text:p text:style-name="P4">G</text:p>
        </draw:rect>
        <draw:rect draw:style-name="gr2" draw:text-style-name="P4" draw:layer="layout" svg:width="0.508cm" svg:height="0.5cm" svg:x="1.428cm" svg:y="23.892cm">
          <text:p text:style-name="P3"><text:span text:style-name="T2">5V</text:span></text:p>
        </draw:rect>
        <draw:rect draw:style-name="gr3" draw:text-style-name="P4" draw:layer="layout" svg:width="0.508cm" svg:height="0.5cm" svg:x="0.92cm" svg:y="23.892cm">
          <text:p text:style-name="P4">G</text:p>
        </draw:rect>
        <draw:rect draw:style-name="gr1" draw:text-style-name="P2" draw:layer="layout" svg:width="0.508cm" svg:height="0.5cm" svg:x="3.968cm" svg:y="24.892cm">
          <text:p text:style-name="P1"><text:span text:style-name="T1">P3</text:span></text:p>
        </draw:rect>
        <draw:rect draw:style-name="gr1" draw:text-style-name="P2" draw:layer="layout" svg:width="0.508cm" svg:height="0.5cm" svg:x="4.476cm" svg:y="24.892cm">
          <text:p text:style-name="P1"><text:span text:style-name="T1">P4</text:span></text:p>
        </draw:rect>
        <draw:rect draw:style-name="gr2" draw:text-style-name="P4" draw:layer="layout" svg:width="0.508cm" svg:height="0.5cm" svg:x="5.492cm" svg:y="24.892cm">
          <text:p text:style-name="P3"><text:span text:style-name="T2">5V</text:span></text:p>
        </draw:rect>
        <draw:rect draw:style-name="gr3" draw:text-style-name="P4" draw:layer="layout" svg:width="0.508cm" svg:height="0.5cm" svg:x="4.984cm" svg:y="24.892cm">
          <text:p text:style-name="P4">G</text:p>
        </draw:rect>
        <draw:rect draw:style-name="gr1" draw:text-style-name="P2" draw:layer="layout" svg:width="0.508cm" svg:height="0.5cm" svg:x="1.936cm" svg:y="24.892cm">
          <text:p text:style-name="P1"><text:span text:style-name="T1">P1</text:span></text:p>
        </draw:rect>
        <draw:rect draw:style-name="gr1" draw:text-style-name="P2" draw:layer="layout" svg:width="0.508cm" svg:height="0.5cm" svg:x="2.444cm" svg:y="24.892cm">
          <text:p text:style-name="P1"><text:span text:style-name="T1">P2</text:span></text:p>
        </draw:rect>
        <draw:rect draw:style-name="gr2" draw:text-style-name="P4" draw:layer="layout" svg:width="0.508cm" svg:height="0.5cm" svg:x="3.46cm" svg:y="24.892cm">
          <text:p text:style-name="P3"><text:span text:style-name="T2">5V</text:span></text:p>
        </draw:rect>
        <draw:rect draw:style-name="gr3" draw:text-style-name="P4" draw:layer="layout" svg:width="0.508cm" svg:height="0.5cm" svg:x="2.952cm" svg:y="24.892cm">
          <text:p text:style-name="P4">G</text:p>
        </draw:rect>
        <draw:rect draw:style-name="gr2" draw:text-style-name="P4" draw:layer="layout" svg:width="0.508cm" svg:height="0.5cm" svg:x="1.428cm" svg:y="24.892cm">
          <text:p text:style-name="P3"><text:span text:style-name="T2">5V</text:span></text:p>
        </draw:rect>
        <draw:rect draw:style-name="gr3" draw:text-style-name="P4" draw:layer="layout" svg:width="0.508cm" svg:height="0.5cm" svg:x="0.92cm" svg:y="24.892cm">
          <text:p text:style-name="P4">G</text:p>
        </draw:rect>
        <draw:rect draw:style-name="gr1" draw:text-style-name="P2" draw:layer="layout" svg:width="0.508cm" svg:height="0.5cm" svg:x="3.968cm" svg:y="25.892cm">
          <text:p text:style-name="P1"><text:span text:style-name="T1">P3</text:span></text:p>
        </draw:rect>
        <draw:rect draw:style-name="gr1" draw:text-style-name="P2" draw:layer="layout" svg:width="0.508cm" svg:height="0.5cm" svg:x="4.476cm" svg:y="25.892cm">
          <text:p text:style-name="P1"><text:span text:style-name="T1">P4</text:span></text:p>
        </draw:rect>
        <draw:rect draw:style-name="gr2" draw:text-style-name="P4" draw:layer="layout" svg:width="0.508cm" svg:height="0.5cm" svg:x="5.492cm" svg:y="25.892cm">
          <text:p text:style-name="P3"><text:span text:style-name="T2">5V</text:span></text:p>
        </draw:rect>
        <draw:rect draw:style-name="gr3" draw:text-style-name="P4" draw:layer="layout" svg:width="0.508cm" svg:height="0.5cm" svg:x="4.984cm" svg:y="25.892cm">
          <text:p text:style-name="P4">G</text:p>
        </draw:rect>
        <draw:rect draw:style-name="gr1" draw:text-style-name="P2" draw:layer="layout" svg:width="0.508cm" svg:height="0.5cm" svg:x="1.936cm" svg:y="25.892cm">
          <text:p text:style-name="P1"><text:span text:style-name="T1">P1</text:span></text:p>
        </draw:rect>
        <draw:rect draw:style-name="gr1" draw:text-style-name="P2" draw:layer="layout" svg:width="0.508cm" svg:height="0.5cm" svg:x="2.444cm" svg:y="25.892cm">
          <text:p text:style-name="P1"><text:span text:style-name="T1">P2</text:span></text:p>
        </draw:rect>
        <draw:rect draw:style-name="gr2" draw:text-style-name="P4" draw:layer="layout" svg:width="0.508cm" svg:height="0.5cm" svg:x="3.46cm" svg:y="25.892cm">
          <text:p text:style-name="P3"><text:span text:style-name="T2">5V</text:span></text:p>
        </draw:rect>
        <draw:rect draw:style-name="gr3" draw:text-style-name="P4" draw:layer="layout" svg:width="0.508cm" svg:height="0.5cm" svg:x="2.952cm" svg:y="25.892cm">
          <text:p text:style-name="P4">G</text:p>
        </draw:rect>
        <draw:rect draw:style-name="gr2" draw:text-style-name="P4" draw:layer="layout" svg:width="0.508cm" svg:height="0.5cm" svg:x="1.428cm" svg:y="25.892cm">
          <text:p text:style-name="P3"><text:span text:style-name="T2">5V</text:span></text:p>
        </draw:rect>
        <draw:rect draw:style-name="gr3" draw:text-style-name="P4" draw:layer="layout" svg:width="0.508cm" svg:height="0.5cm" svg:x="0.92cm" svg:y="25.892cm">
          <text:p text:style-name="P4">G</text:p>
        </draw:rect>
        <draw:rect draw:style-name="gr1" draw:text-style-name="P2" draw:layer="layout" svg:width="0.508cm" svg:height="0.5cm" svg:x="3.968cm" svg:y="26.892cm">
          <text:p text:style-name="P1"><text:span text:style-name="T1">P3</text:span></text:p>
        </draw:rect>
        <draw:rect draw:style-name="gr1" draw:text-style-name="P2" draw:layer="layout" svg:width="0.508cm" svg:height="0.5cm" svg:x="4.476cm" svg:y="26.892cm">
          <text:p text:style-name="P1"><text:span text:style-name="T1">P4</text:span></text:p>
        </draw:rect>
        <draw:rect draw:style-name="gr2" draw:text-style-name="P4" draw:layer="layout" svg:width="0.508cm" svg:height="0.5cm" svg:x="5.492cm" svg:y="26.892cm">
          <text:p text:style-name="P3"><text:span text:style-name="T2">5V</text:span></text:p>
        </draw:rect>
        <draw:rect draw:style-name="gr3" draw:text-style-name="P4" draw:layer="layout" svg:width="0.508cm" svg:height="0.5cm" svg:x="4.984cm" svg:y="26.892cm">
          <text:p text:style-name="P4">G</text:p>
        </draw:rect>
        <draw:rect draw:style-name="gr1" draw:text-style-name="P2" draw:layer="layout" svg:width="0.508cm" svg:height="0.5cm" svg:x="1.936cm" svg:y="26.892cm">
          <text:p text:style-name="P1"><text:span text:style-name="T1">P1</text:span></text:p>
        </draw:rect>
        <draw:rect draw:style-name="gr1" draw:text-style-name="P2" draw:layer="layout" svg:width="0.508cm" svg:height="0.5cm" svg:x="2.444cm" svg:y="26.892cm">
          <text:p text:style-name="P1"><text:span text:style-name="T1">P2</text:span></text:p>
        </draw:rect>
        <draw:rect draw:style-name="gr2" draw:text-style-name="P4" draw:layer="layout" svg:width="0.508cm" svg:height="0.5cm" svg:x="3.46cm" svg:y="26.892cm">
          <text:p text:style-name="P3"><text:span text:style-name="T2">5V</text:span></text:p>
        </draw:rect>
        <draw:rect draw:style-name="gr3" draw:text-style-name="P4" draw:layer="layout" svg:width="0.508cm" svg:height="0.5cm" svg:x="2.952cm" svg:y="26.892cm">
          <text:p text:style-name="P4">G</text:p>
        </draw:rect>
        <draw:rect draw:style-name="gr2" draw:text-style-name="P4" draw:layer="layout" svg:width="0.508cm" svg:height="0.5cm" svg:x="1.428cm" svg:y="26.892cm">
          <text:p text:style-name="P3"><text:span text:style-name="T2">5V</text:span></text:p>
        </draw:rect>
        <draw:rect draw:style-name="gr3" draw:text-style-name="P4" draw:layer="layout" svg:width="0.508cm" svg:height="0.5cm" svg:x="0.92cm" svg:y="26.892cm">
          <text:p text:style-name="P4">G</text:p>
        </draw:rect>
        <draw:rect draw:style-name="gr1" draw:text-style-name="P6" draw:layer="layout" svg:width="0.508cm" svg:height="0.375cm" svg:x="11.174cm" svg:y="5.325cm">
          <text:p text:style-name="P5"><text:span text:style-name="T3">P5</text:span></text:p>
        </draw:rect>
        <draw:rect draw:style-name="gr4" draw:text-style-name="P8" draw:layer="layout" svg:width="0.508cm" svg:height="0.375cm" svg:x="12.402cm" svg:y="5.325cm">
          <text:p text:style-name="P7"><text:span text:style-name="T4">VIN</text:span></text:p>
        </draw:rect>
        <draw:rect draw:style-name="gr5" draw:text-style-name="P3" draw:layer="layout" svg:width="4.7cm" svg:height="6.55cm" draw:transform="rotate (-1.57079632679579) translate (13.05cm 1cm)">
          <text:p/>
        </draw:rect>
        <draw:rect draw:style-name="gr1" draw:text-style-name="P9" draw:layer="layout" svg:width="0.508cm" svg:height="0.375cm" svg:x="7.618cm" svg:y="5.325cm">
          <text:p text:style-name="P5"><text:span text:style-name="T5">P8</text:span></text:p>
        </draw:rect>
        <draw:rect draw:style-name="gr1" draw:text-style-name="P11" draw:layer="layout" svg:width="0.508cm" svg:height="0.375cm" svg:x="8.126cm" svg:y="5.325cm">
          <text:p text:style-name="P10"><text:span text:style-name="T3">P7</text:span></text:p>
        </draw:rect>
        <draw:rect draw:style-name="gr2" draw:text-style-name="P12" draw:layer="layout" svg:width="0.508cm" svg:height="0.375cm" svg:x="8.634cm" svg:y="5.325cm">
          <text:p text:style-name="P10"><text:span text:style-name="T6">5V</text:span></text:p>
        </draw:rect>
        <draw:rect draw:style-name="gr6" draw:text-style-name="P12" draw:layer="layout" svg:width="0.508cm" svg:height="0.375cm" svg:x="9.142cm" svg:y="5.333cm">
          <text:p text:style-name="P10"><text:span text:style-name="T6">G</text:span></text:p>
        </draw:rect>
        <draw:rect draw:style-name="gr1" draw:text-style-name="P11" draw:layer="layout" svg:width="0.508cm" svg:height="0.375cm" svg:x="9.65cm" svg:y="5.325cm">
          <text:p text:style-name="P10"><text:span text:style-name="T3">P6</text:span></text:p>
        </draw:rect>
        <draw:rect draw:style-name="gr6" draw:text-style-name="P12" draw:layer="layout" svg:width="0.508cm" svg:height="0.375cm" svg:x="10.158cm" svg:y="5.325cm">
          <text:p text:style-name="P10"><text:span text:style-name="T6">G</text:span></text:p>
        </draw:rect>
        <draw:rect draw:style-name="gr2" draw:text-style-name="P12" draw:layer="layout" svg:width="0.508cm" svg:height="0.375cm" svg:x="10.666cm" svg:y="5.325cm">
          <text:p text:style-name="P10"><text:span text:style-name="T6">5V</text:span></text:p>
        </draw:rect>
        <draw:rect draw:style-name="gr6" draw:text-style-name="P12" draw:layer="layout" svg:width="0.508cm" svg:height="0.375cm" svg:x="11.894cm" svg:y="5.325cm">
          <text:p text:style-name="P10"><text:span text:style-name="T6">G</text:span></text:p>
        </draw:rect>
        <draw:rect draw:style-name="gr1" draw:text-style-name="P14" draw:layer="layout" svg:width="0.65cm" svg:height="0.254cm" svg:x="6.626cm" svg:y="4.2cm">
          <text:p text:style-name="P13"><text:span text:style-name="T7">P8</text:span></text:p>
        </draw:rect>
        <draw:rect draw:style-name="gr1" draw:text-style-name="P14" draw:layer="layout" svg:width="0.65cm" svg:height="0.254cm" svg:x="6.626cm" svg:y="3.946cm">
          <text:p text:style-name="P13"><text:span text:style-name="T7">P7</text:span></text:p>
        </draw:rect>
        <draw:rect draw:style-name="gr1" draw:text-style-name="P14" draw:layer="layout" svg:width="0.65cm" svg:height="0.254cm" svg:x="6.626cm" svg:y="3.692cm">
          <text:p text:style-name="P13"><text:span text:style-name="T7">P6</text:span></text:p>
        </draw:rect>
        <draw:rect draw:style-name="gr1" draw:text-style-name="P14" draw:layer="layout" svg:width="0.65cm" svg:height="0.254cm" svg:x="6.626cm" svg:y="3.438cm">
          <text:p text:style-name="P13"><text:span text:style-name="T7">P5</text:span></text:p>
        </draw:rect>
        <draw:rect draw:style-name="gr1" draw:text-style-name="P14" draw:layer="layout" svg:width="0.65cm" svg:height="0.254cm" svg:x="6.626cm" svg:y="3.184cm">
          <text:p text:style-name="P13"><text:span text:style-name="T7">P4</text:span></text:p>
        </draw:rect>
        <draw:rect draw:style-name="gr1" draw:text-style-name="P14" draw:layer="layout" svg:width="0.65cm" svg:height="0.254cm" svg:x="6.626cm" svg:y="2.93cm">
          <text:p text:style-name="P13"><text:span text:style-name="T7">P3</text:span></text:p>
        </draw:rect>
        <draw:rect draw:style-name="gr1" draw:text-style-name="P14" draw:layer="layout" svg:width="0.65cm" svg:height="0.254cm" svg:x="6.626cm" svg:y="2.676cm">
          <text:p text:style-name="P13"><text:span text:style-name="T7">P2</text:span></text:p>
        </draw:rect>
        <draw:rect draw:style-name="gr1" draw:text-style-name="P16" draw:layer="layout" svg:width="0.65cm" svg:height="0.254cm" svg:x="6.626cm" svg:y="2.422cm">
          <text:p text:style-name="P15"><text:span text:style-name="T8">P1</text:span></text:p>
        </draw:rect>
        <draw:rect draw:style-name="gr6" draw:text-style-name="P18" draw:layer="layout" svg:width="0.65cm" svg:height="0.254cm" svg:x="6.626cm" svg:y="2.168cm">
          <text:p text:style-name="P17"><text:span text:style-name="T8">G</text:span></text:p>
        </draw:rect>
        <draw:rect draw:style-name="gr7" draw:text-style-name="P18" draw:layer="layout" svg:width="0.65cm" svg:height="0.254cm" svg:x="6.626cm" svg:y="1.914cm">
          <text:p text:style-name="P17"><text:span text:style-name="T8">5V</text:span></text:p>
        </draw:rect>
        <draw:line draw:style-name="gr8" draw:text-style-name="P3" draw:layer="layout" svg:x1="7.29cm" svg:y1="5.7cm" svg:x2="7.29cm" svg:y2="4.51cm">
          <text:p/>
        </draw:line>
        <draw:line draw:style-name="gr8" draw:text-style-name="P3" draw:layer="layout" svg:x1="7.3cm" svg:y1="4.51cm" svg:x2="6.5cm" svg:y2="4.51cm">
          <text:p/>
        </draw:line>
        <draw:line draw:style-name="gr8" draw:text-style-name="P3" draw:layer="layout" svg:x1="7.29cm" svg:y1="1.008cm" svg:x2="7.29cm" svg:y2="1.908cm">
          <text:p/>
        </draw:line>
        <draw:rect draw:style-name="gr1" draw:text-style-name="P6" draw:layer="layout" svg:width="0.508cm" svg:height="0.375cm" svg:x="11.174cm" svg:y="5.325cm">
          <text:p text:style-name="P5"><text:span text:style-name="T3">P5</text:span></text:p>
        </draw:rect>
        <draw:rect draw:style-name="gr4" draw:text-style-name="P19" draw:layer="layout" svg:width="0.508cm" svg:height="0.375cm" svg:x="12.402cm" svg:y="5.325cm">
          <text:p text:style-name="P15"><text:span text:style-name="T9">Vin</text:span></text:p>
        </draw:rect>
        <draw:rect draw:style-name="gr1" draw:text-style-name="P9" draw:layer="layout" svg:width="0.508cm" svg:height="0.375cm" svg:x="7.618cm" svg:y="5.325cm">
          <text:p text:style-name="P5"><text:span text:style-name="T5">P8</text:span></text:p>
        </draw:rect>
        <draw:rect draw:style-name="gr1" draw:text-style-name="P11" draw:layer="layout" svg:width="0.508cm" svg:height="0.375cm" svg:x="8.126cm" svg:y="5.325cm">
          <text:p text:style-name="P10"><text:span text:style-name="T3">P7</text:span></text:p>
        </draw:rect>
        <draw:rect draw:style-name="gr2" draw:text-style-name="P12" draw:layer="layout" svg:width="0.508cm" svg:height="0.375cm" svg:x="8.634cm" svg:y="5.325cm">
          <text:p text:style-name="P10"><text:span text:style-name="T6">5V</text:span></text:p>
        </draw:rect>
        <draw:rect draw:style-name="gr6" draw:text-style-name="P12" draw:layer="layout" svg:width="0.508cm" svg:height="0.375cm" svg:x="9.142cm" svg:y="5.333cm">
          <text:p text:style-name="P10"><text:span text:style-name="T6">G</text:span></text:p>
        </draw:rect>
        <draw:rect draw:style-name="gr1" draw:text-style-name="P11" draw:layer="layout" svg:width="0.508cm" svg:height="0.375cm" svg:x="9.65cm" svg:y="5.325cm">
          <text:p text:style-name="P10"><text:span text:style-name="T3">P6</text:span></text:p>
        </draw:rect>
        <draw:rect draw:style-name="gr6" draw:text-style-name="P12" draw:layer="layout" svg:width="0.508cm" svg:height="0.375cm" svg:x="10.158cm" svg:y="5.325cm">
          <text:p text:style-name="P10"><text:span text:style-name="T6">G</text:span></text:p>
        </draw:rect>
        <draw:rect draw:style-name="gr2" draw:text-style-name="P12" draw:layer="layout" svg:width="0.508cm" svg:height="0.375cm" svg:x="10.666cm" svg:y="5.325cm">
          <text:p text:style-name="P10"><text:span text:style-name="T6">5V</text:span></text:p>
        </draw:rect>
        <draw:rect draw:style-name="gr6" draw:text-style-name="P12" draw:layer="layout" svg:width="0.508cm" svg:height="0.375cm" svg:x="11.894cm" svg:y="5.325cm">
          <text:p text:style-name="P10"><text:span text:style-name="T6">G</text:span></text:p>
        </draw:rect>
        <draw:rect draw:style-name="gr1" draw:text-style-name="P14" draw:layer="layout" svg:width="0.65cm" svg:height="0.254cm" svg:x="6.626cm" svg:y="4.2cm">
          <text:p text:style-name="P13"><text:span text:style-name="T7">P8</text:span></text:p>
        </draw:rect>
        <draw:rect draw:style-name="gr1" draw:text-style-name="P14" draw:layer="layout" svg:width="0.65cm" svg:height="0.254cm" svg:x="6.626cm" svg:y="3.946cm">
          <text:p text:style-name="P13"><text:span text:style-name="T7">P7</text:span></text:p>
        </draw:rect>
        <draw:rect draw:style-name="gr1" draw:text-style-name="P14" draw:layer="layout" svg:width="0.65cm" svg:height="0.254cm" svg:x="6.626cm" svg:y="3.692cm">
          <text:p text:style-name="P13"><text:span text:style-name="T7">P6</text:span></text:p>
        </draw:rect>
        <draw:rect draw:style-name="gr1" draw:text-style-name="P14" draw:layer="layout" svg:width="0.65cm" svg:height="0.254cm" svg:x="6.626cm" svg:y="3.438cm">
          <text:p text:style-name="P13"><text:span text:style-name="T7">P5</text:span></text:p>
        </draw:rect>
        <draw:rect draw:style-name="gr1" draw:text-style-name="P14" draw:layer="layout" svg:width="0.65cm" svg:height="0.254cm" svg:x="6.626cm" svg:y="3.184cm">
          <text:p text:style-name="P13"><text:span text:style-name="T7">P4</text:span></text:p>
        </draw:rect>
        <draw:rect draw:style-name="gr1" draw:text-style-name="P14" draw:layer="layout" svg:width="0.65cm" svg:height="0.254cm" svg:x="6.626cm" svg:y="2.93cm">
          <text:p text:style-name="P13"><text:span text:style-name="T7">P3</text:span></text:p>
        </draw:rect>
        <draw:rect draw:style-name="gr1" draw:text-style-name="P14" draw:layer="layout" svg:width="0.65cm" svg:height="0.254cm" svg:x="6.626cm" svg:y="2.676cm">
          <text:p text:style-name="P13"><text:span text:style-name="T7">P2</text:span></text:p>
        </draw:rect>
        <draw:rect draw:style-name="gr1" draw:text-style-name="P16" draw:layer="layout" svg:width="0.65cm" svg:height="0.254cm" svg:x="6.626cm" svg:y="2.422cm">
          <text:p text:style-name="P15"><text:span text:style-name="T8">P1</text:span></text:p>
        </draw:rect>
        <draw:rect draw:style-name="gr6" draw:text-style-name="P18" draw:layer="layout" svg:width="0.65cm" svg:height="0.254cm" svg:x="6.626cm" svg:y="2.168cm">
          <text:p text:style-name="P17"><text:span text:style-name="T8">G</text:span></text:p>
        </draw:rect>
        <draw:rect draw:style-name="gr7" draw:text-style-name="P18" draw:layer="layout" svg:width="0.65cm" svg:height="0.254cm" svg:x="6.626cm" svg:y="1.914cm">
          <text:p text:style-name="P17"><text:span text:style-name="T8">5V</text:span></text:p>
        </draw:rect>
        <draw:line draw:style-name="gr8" draw:text-style-name="P3" draw:layer="layout" svg:x1="7.29cm" svg:y1="5.7cm" svg:x2="7.29cm" svg:y2="4.51cm">
          <text:p/>
        </draw:line>
        <draw:line draw:style-name="gr8" draw:text-style-name="P3" draw:layer="layout" svg:x1="7.3cm" svg:y1="4.51cm" svg:x2="6.5cm" svg:y2="4.51cm">
          <text:p/>
        </draw:line>
        <draw:line draw:style-name="gr8" draw:text-style-name="P3" draw:layer="layout" svg:x1="7.29cm" svg:y1="1.008cm" svg:x2="7.29cm" svg:y2="1.908cm">
          <text:p/>
        </draw:line>
        <draw:frame draw:style-name="gr9" draw:layer="layout" svg:width="4cm" svg:height="1cm" svg:x="7.5cm" svg:y="4.5cm">
          <draw:text-box>
            <text:p/>
          </draw:text-box>
        </draw:frame>
        <draw:rect draw:style-name="gr10" draw:text-style-name="P20" draw:layer="layout" svg:width="1.4cm" svg:height="0.3cm" draw:transform="rotate (1.5707963267946) translate (7.3cm 5.7cm)">
          <text:p text:style-name="P20"><text:span text:style-name="T10">Vin 6-35Vdc</text:span></text:p>
        </draw:rect>
        <draw:rect draw:style-name="gr1" draw:text-style-name="P6" draw:layer="layout" svg:width="0.508cm" svg:height="0.375cm" svg:x="18.124cm" svg:y="5.325cm">
          <text:p text:style-name="P5"><text:span text:style-name="T3">P5</text:span></text:p>
        </draw:rect>
        <draw:rect draw:style-name="gr4" draw:text-style-name="P8" draw:layer="layout" svg:width="0.508cm" svg:height="0.375cm" svg:x="19.352cm" svg:y="5.325cm">
          <text:p text:style-name="P7"><text:span text:style-name="T4">VIN</text:span></text:p>
        </draw:rect>
        <draw:rect draw:style-name="gr5" draw:text-style-name="P3" draw:layer="layout" svg:width="4.7cm" svg:height="6.55cm" draw:transform="rotate (-1.57079632679579) translate (20cm 1cm)">
          <text:p/>
        </draw:rect>
        <draw:rect draw:style-name="gr1" draw:text-style-name="P9" draw:layer="layout" svg:width="0.508cm" svg:height="0.375cm" svg:x="14.568cm" svg:y="5.325cm">
          <text:p text:style-name="P5"><text:span text:style-name="T5">P8</text:span></text:p>
        </draw:rect>
        <draw:rect draw:style-name="gr1" draw:text-style-name="P11" draw:layer="layout" svg:width="0.508cm" svg:height="0.375cm" svg:x="15.076cm" svg:y="5.325cm">
          <text:p text:style-name="P10"><text:span text:style-name="T3">P7</text:span></text:p>
        </draw:rect>
        <draw:rect draw:style-name="gr2" draw:text-style-name="P12" draw:layer="layout" svg:width="0.508cm" svg:height="0.375cm" svg:x="15.584cm" svg:y="5.325cm">
          <text:p text:style-name="P10"><text:span text:style-name="T6">5V</text:span></text:p>
        </draw:rect>
        <draw:rect draw:style-name="gr6" draw:text-style-name="P12" draw:layer="layout" svg:width="0.508cm" svg:height="0.375cm" svg:x="16.092cm" svg:y="5.333cm">
          <text:p text:style-name="P10"><text:span text:style-name="T6">G</text:span></text:p>
        </draw:rect>
        <draw:rect draw:style-name="gr1" draw:text-style-name="P11" draw:layer="layout" svg:width="0.508cm" svg:height="0.375cm" svg:x="16.6cm" svg:y="5.325cm">
          <text:p text:style-name="P10"><text:span text:style-name="T3">P6</text:span></text:p>
        </draw:rect>
        <draw:rect draw:style-name="gr6" draw:text-style-name="P12" draw:layer="layout" svg:width="0.508cm" svg:height="0.375cm" svg:x="17.108cm" svg:y="5.325cm">
          <text:p text:style-name="P10"><text:span text:style-name="T6">G</text:span></text:p>
        </draw:rect>
        <draw:rect draw:style-name="gr2" draw:text-style-name="P12" draw:layer="layout" svg:width="0.508cm" svg:height="0.375cm" svg:x="17.616cm" svg:y="5.325cm">
          <text:p text:style-name="P10"><text:span text:style-name="T6">5V</text:span></text:p>
        </draw:rect>
        <draw:rect draw:style-name="gr6" draw:text-style-name="P12" draw:layer="layout" svg:width="0.508cm" svg:height="0.375cm" svg:x="18.844cm" svg:y="5.325cm">
          <text:p text:style-name="P10"><text:span text:style-name="T6">G</text:span></text:p>
        </draw:rect>
        <draw:rect draw:style-name="gr1" draw:text-style-name="P14" draw:layer="layout" svg:width="0.65cm" svg:height="0.254cm" svg:x="13.576cm" svg:y="4.2cm">
          <text:p text:style-name="P13"><text:span text:style-name="T7">P8</text:span></text:p>
        </draw:rect>
        <draw:rect draw:style-name="gr1" draw:text-style-name="P14" draw:layer="layout" svg:width="0.65cm" svg:height="0.254cm" svg:x="13.576cm" svg:y="3.946cm">
          <text:p text:style-name="P13"><text:span text:style-name="T7">P7</text:span></text:p>
        </draw:rect>
        <draw:rect draw:style-name="gr1" draw:text-style-name="P14" draw:layer="layout" svg:width="0.65cm" svg:height="0.254cm" svg:x="13.576cm" svg:y="3.692cm">
          <text:p text:style-name="P13"><text:span text:style-name="T7">P6</text:span></text:p>
        </draw:rect>
        <draw:rect draw:style-name="gr1" draw:text-style-name="P14" draw:layer="layout" svg:width="0.65cm" svg:height="0.254cm" svg:x="13.576cm" svg:y="3.438cm">
          <text:p text:style-name="P13"><text:span text:style-name="T7">P5</text:span></text:p>
        </draw:rect>
        <draw:rect draw:style-name="gr1" draw:text-style-name="P14" draw:layer="layout" svg:width="0.65cm" svg:height="0.254cm" svg:x="13.576cm" svg:y="3.184cm">
          <text:p text:style-name="P13"><text:span text:style-name="T7">P4</text:span></text:p>
        </draw:rect>
        <draw:rect draw:style-name="gr1" draw:text-style-name="P14" draw:layer="layout" svg:width="0.65cm" svg:height="0.254cm" svg:x="13.576cm" svg:y="2.93cm">
          <text:p text:style-name="P13"><text:span text:style-name="T7">P3</text:span></text:p>
        </draw:rect>
        <draw:rect draw:style-name="gr1" draw:text-style-name="P14" draw:layer="layout" svg:width="0.65cm" svg:height="0.254cm" svg:x="13.576cm" svg:y="2.676cm">
          <text:p text:style-name="P13"><text:span text:style-name="T7">P2</text:span></text:p>
        </draw:rect>
        <draw:rect draw:style-name="gr1" draw:text-style-name="P16" draw:layer="layout" svg:width="0.65cm" svg:height="0.254cm" svg:x="13.576cm" svg:y="2.422cm">
          <text:p text:style-name="P15"><text:span text:style-name="T8">P1</text:span></text:p>
        </draw:rect>
        <draw:rect draw:style-name="gr6" draw:text-style-name="P18" draw:layer="layout" svg:width="0.65cm" svg:height="0.254cm" svg:x="13.576cm" svg:y="2.168cm">
          <text:p text:style-name="P17"><text:span text:style-name="T8">G</text:span></text:p>
        </draw:rect>
        <draw:rect draw:style-name="gr7" draw:text-style-name="P18" draw:layer="layout" svg:width="0.65cm" svg:height="0.254cm" svg:x="13.576cm" svg:y="1.914cm">
          <text:p text:style-name="P17"><text:span text:style-name="T8">5V</text:span></text:p>
        </draw:rect>
        <draw:line draw:style-name="gr8" draw:text-style-name="P3" draw:layer="layout" svg:x1="14.24cm" svg:y1="5.7cm" svg:x2="14.24cm" svg:y2="4.51cm">
          <text:p/>
        </draw:line>
        <draw:line draw:style-name="gr8" draw:text-style-name="P3" draw:layer="layout" svg:x1="14.25cm" svg:y1="4.51cm" svg:x2="13.45cm" svg:y2="4.51cm">
          <text:p/>
        </draw:line>
        <draw:line draw:style-name="gr8" draw:text-style-name="P3" draw:layer="layout" svg:x1="14.24cm" svg:y1="1.008cm" svg:x2="14.24cm" svg:y2="1.908cm">
          <text:p/>
        </draw:line>
        <draw:rect draw:style-name="gr1" draw:text-style-name="P6" draw:layer="layout" svg:width="0.508cm" svg:height="0.375cm" svg:x="18.124cm" svg:y="5.325cm">
          <text:p text:style-name="P5"><text:span text:style-name="T3">P5</text:span></text:p>
        </draw:rect>
        <draw:rect draw:style-name="gr4" draw:text-style-name="P19" draw:layer="layout" svg:width="0.508cm" svg:height="0.375cm" svg:x="19.352cm" svg:y="5.325cm">
          <text:p text:style-name="P15"><text:span text:style-name="T9">Vin</text:span></text:p>
        </draw:rect>
        <draw:rect draw:style-name="gr1" draw:text-style-name="P9" draw:layer="layout" svg:width="0.508cm" svg:height="0.375cm" svg:x="14.568cm" svg:y="5.325cm">
          <text:p text:style-name="P5"><text:span text:style-name="T5">P8</text:span></text:p>
        </draw:rect>
        <draw:rect draw:style-name="gr1" draw:text-style-name="P11" draw:layer="layout" svg:width="0.508cm" svg:height="0.375cm" svg:x="15.076cm" svg:y="5.325cm">
          <text:p text:style-name="P10"><text:span text:style-name="T3">P7</text:span></text:p>
        </draw:rect>
        <draw:rect draw:style-name="gr2" draw:text-style-name="P12" draw:layer="layout" svg:width="0.508cm" svg:height="0.375cm" svg:x="15.584cm" svg:y="5.325cm">
          <text:p text:style-name="P10"><text:span text:style-name="T6">5V</text:span></text:p>
        </draw:rect>
        <draw:rect draw:style-name="gr6" draw:text-style-name="P12" draw:layer="layout" svg:width="0.508cm" svg:height="0.375cm" svg:x="16.092cm" svg:y="5.333cm">
          <text:p text:style-name="P10"><text:span text:style-name="T6">G</text:span></text:p>
        </draw:rect>
        <draw:rect draw:style-name="gr1" draw:text-style-name="P11" draw:layer="layout" svg:width="0.508cm" svg:height="0.375cm" svg:x="16.6cm" svg:y="5.325cm">
          <text:p text:style-name="P10"><text:span text:style-name="T3">P6</text:span></text:p>
        </draw:rect>
        <draw:rect draw:style-name="gr6" draw:text-style-name="P12" draw:layer="layout" svg:width="0.508cm" svg:height="0.375cm" svg:x="17.108cm" svg:y="5.325cm">
          <text:p text:style-name="P10"><text:span text:style-name="T6">G</text:span></text:p>
        </draw:rect>
        <draw:rect draw:style-name="gr2" draw:text-style-name="P12" draw:layer="layout" svg:width="0.508cm" svg:height="0.375cm" svg:x="17.616cm" svg:y="5.325cm">
          <text:p text:style-name="P10"><text:span text:style-name="T6">5V</text:span></text:p>
        </draw:rect>
        <draw:rect draw:style-name="gr6" draw:text-style-name="P12" draw:layer="layout" svg:width="0.508cm" svg:height="0.375cm" svg:x="18.844cm" svg:y="5.325cm">
          <text:p text:style-name="P10"><text:span text:style-name="T6">G</text:span></text:p>
        </draw:rect>
        <draw:rect draw:style-name="gr1" draw:text-style-name="P14" draw:layer="layout" svg:width="0.65cm" svg:height="0.254cm" svg:x="13.576cm" svg:y="4.2cm">
          <text:p text:style-name="P13"><text:span text:style-name="T7">P8</text:span></text:p>
        </draw:rect>
        <draw:rect draw:style-name="gr1" draw:text-style-name="P14" draw:layer="layout" svg:width="0.65cm" svg:height="0.254cm" svg:x="13.576cm" svg:y="3.946cm">
          <text:p text:style-name="P13"><text:span text:style-name="T7">P7</text:span></text:p>
        </draw:rect>
        <draw:rect draw:style-name="gr1" draw:text-style-name="P14" draw:layer="layout" svg:width="0.65cm" svg:height="0.254cm" svg:x="13.576cm" svg:y="3.692cm">
          <text:p text:style-name="P13"><text:span text:style-name="T7">P6</text:span></text:p>
        </draw:rect>
        <draw:rect draw:style-name="gr1" draw:text-style-name="P14" draw:layer="layout" svg:width="0.65cm" svg:height="0.254cm" svg:x="13.576cm" svg:y="3.438cm">
          <text:p text:style-name="P13"><text:span text:style-name="T7">P5</text:span></text:p>
        </draw:rect>
        <draw:rect draw:style-name="gr1" draw:text-style-name="P14" draw:layer="layout" svg:width="0.65cm" svg:height="0.254cm" svg:x="13.576cm" svg:y="3.184cm">
          <text:p text:style-name="P13"><text:span text:style-name="T7">P4</text:span></text:p>
        </draw:rect>
        <draw:rect draw:style-name="gr1" draw:text-style-name="P14" draw:layer="layout" svg:width="0.65cm" svg:height="0.254cm" svg:x="13.576cm" svg:y="2.93cm">
          <text:p text:style-name="P13"><text:span text:style-name="T7">P3</text:span></text:p>
        </draw:rect>
        <draw:rect draw:style-name="gr1" draw:text-style-name="P14" draw:layer="layout" svg:width="0.65cm" svg:height="0.254cm" svg:x="13.576cm" svg:y="2.676cm">
          <text:p text:style-name="P13"><text:span text:style-name="T7">P2</text:span></text:p>
        </draw:rect>
        <draw:rect draw:style-name="gr1" draw:text-style-name="P16" draw:layer="layout" svg:width="0.65cm" svg:height="0.254cm" svg:x="13.576cm" svg:y="2.422cm">
          <text:p text:style-name="P15"><text:span text:style-name="T8">P1</text:span></text:p>
        </draw:rect>
        <draw:rect draw:style-name="gr6" draw:text-style-name="P18" draw:layer="layout" svg:width="0.65cm" svg:height="0.254cm" svg:x="13.576cm" svg:y="2.168cm">
          <text:p text:style-name="P17"><text:span text:style-name="T8">G</text:span></text:p>
        </draw:rect>
        <draw:rect draw:style-name="gr7" draw:text-style-name="P18" draw:layer="layout" svg:width="0.65cm" svg:height="0.254cm" svg:x="13.576cm" svg:y="1.914cm">
          <text:p text:style-name="P17"><text:span text:style-name="T8">5V</text:span></text:p>
        </draw:rect>
        <draw:line draw:style-name="gr8" draw:text-style-name="P3" draw:layer="layout" svg:x1="14.24cm" svg:y1="5.7cm" svg:x2="14.24cm" svg:y2="4.51cm">
          <text:p/>
        </draw:line>
        <draw:line draw:style-name="gr8" draw:text-style-name="P3" draw:layer="layout" svg:x1="14.25cm" svg:y1="4.51cm" svg:x2="13.45cm" svg:y2="4.51cm">
          <text:p/>
        </draw:line>
        <draw:line draw:style-name="gr8" draw:text-style-name="P3" draw:layer="layout" svg:x1="14.24cm" svg:y1="1.008cm" svg:x2="14.24cm" svg:y2="1.908cm">
          <text:p/>
        </draw:line>
        <draw:frame draw:style-name="gr9" draw:layer="layout" svg:width="4cm" svg:height="1cm" svg:x="14.45cm" svg:y="4.5cm">
          <draw:text-box>
            <text:p/>
          </draw:text-box>
        </draw:frame>
        <draw:rect draw:style-name="gr10" draw:text-style-name="P20" draw:layer="layout" svg:width="1.4cm" svg:height="0.3cm" draw:transform="rotate (1.5707963267946) translate (14.25cm 5.7cm)">
          <text:p text:style-name="P20"><text:span text:style-name="T10">Vin 6-35Vdc</text:span></text:p>
        </draw:rect>
        <draw:rect draw:style-name="gr1" draw:text-style-name="P6" draw:layer="layout" svg:width="0.508cm" svg:height="0.375cm" svg:x="11.174cm" svg:y="10.325cm">
          <text:p text:style-name="P5"><text:span text:style-name="T3">P5</text:span></text:p>
        </draw:rect>
        <draw:rect draw:style-name="gr4" draw:text-style-name="P8" draw:layer="layout" svg:width="0.508cm" svg:height="0.375cm" svg:x="12.402cm" svg:y="10.325cm">
          <text:p text:style-name="P7"><text:span text:style-name="T4">VIN</text:span></text:p>
        </draw:rect>
        <draw:rect draw:style-name="gr5" draw:text-style-name="P3" draw:layer="layout" svg:width="4.7cm" svg:height="6.55cm" draw:transform="rotate (-1.57079632679579) translate (13.05cm 6cm)">
          <text:p/>
        </draw:rect>
        <draw:rect draw:style-name="gr1" draw:text-style-name="P9" draw:layer="layout" svg:width="0.508cm" svg:height="0.375cm" svg:x="7.618cm" svg:y="10.325cm">
          <text:p text:style-name="P5"><text:span text:style-name="T5">P8</text:span></text:p>
        </draw:rect>
        <draw:rect draw:style-name="gr1" draw:text-style-name="P11" draw:layer="layout" svg:width="0.508cm" svg:height="0.375cm" svg:x="8.126cm" svg:y="10.325cm">
          <text:p text:style-name="P10"><text:span text:style-name="T3">P7</text:span></text:p>
        </draw:rect>
        <draw:rect draw:style-name="gr2" draw:text-style-name="P12" draw:layer="layout" svg:width="0.508cm" svg:height="0.375cm" svg:x="8.634cm" svg:y="10.325cm">
          <text:p text:style-name="P10"><text:span text:style-name="T6">5V</text:span></text:p>
        </draw:rect>
        <draw:rect draw:style-name="gr6" draw:text-style-name="P12" draw:layer="layout" svg:width="0.508cm" svg:height="0.375cm" svg:x="9.142cm" svg:y="10.333cm">
          <text:p text:style-name="P10"><text:span text:style-name="T6">G</text:span></text:p>
        </draw:rect>
        <draw:rect draw:style-name="gr1" draw:text-style-name="P11" draw:layer="layout" svg:width="0.508cm" svg:height="0.375cm" svg:x="9.65cm" svg:y="10.325cm">
          <text:p text:style-name="P10"><text:span text:style-name="T3">P6</text:span></text:p>
        </draw:rect>
        <draw:rect draw:style-name="gr6" draw:text-style-name="P12" draw:layer="layout" svg:width="0.508cm" svg:height="0.375cm" svg:x="10.158cm" svg:y="10.325cm">
          <text:p text:style-name="P10"><text:span text:style-name="T6">G</text:span></text:p>
        </draw:rect>
        <draw:rect draw:style-name="gr2" draw:text-style-name="P12" draw:layer="layout" svg:width="0.508cm" svg:height="0.375cm" svg:x="10.666cm" svg:y="10.325cm">
          <text:p text:style-name="P10"><text:span text:style-name="T6">5V</text:span></text:p>
        </draw:rect>
        <draw:rect draw:style-name="gr6" draw:text-style-name="P12" draw:layer="layout" svg:width="0.508cm" svg:height="0.375cm" svg:x="11.894cm" svg:y="10.325cm">
          <text:p text:style-name="P10"><text:span text:style-name="T6">G</text:span></text:p>
        </draw:rect>
        <draw:rect draw:style-name="gr1" draw:text-style-name="P14" draw:layer="layout" svg:width="0.65cm" svg:height="0.254cm" svg:x="6.626cm" svg:y="9.2cm">
          <text:p text:style-name="P13"><text:span text:style-name="T7">P8</text:span></text:p>
        </draw:rect>
        <draw:rect draw:style-name="gr1" draw:text-style-name="P14" draw:layer="layout" svg:width="0.65cm" svg:height="0.254cm" svg:x="6.626cm" svg:y="8.946cm">
          <text:p text:style-name="P13"><text:span text:style-name="T7">P7</text:span></text:p>
        </draw:rect>
        <draw:rect draw:style-name="gr1" draw:text-style-name="P14" draw:layer="layout" svg:width="0.65cm" svg:height="0.254cm" svg:x="6.626cm" svg:y="8.692cm">
          <text:p text:style-name="P13"><text:span text:style-name="T7">P6</text:span></text:p>
        </draw:rect>
        <draw:rect draw:style-name="gr1" draw:text-style-name="P14" draw:layer="layout" svg:width="0.65cm" svg:height="0.254cm" svg:x="6.626cm" svg:y="8.438cm">
          <text:p text:style-name="P13"><text:span text:style-name="T7">P5</text:span></text:p>
        </draw:rect>
        <draw:rect draw:style-name="gr1" draw:text-style-name="P14" draw:layer="layout" svg:width="0.65cm" svg:height="0.254cm" svg:x="6.626cm" svg:y="8.184cm">
          <text:p text:style-name="P13"><text:span text:style-name="T7">P4</text:span></text:p>
        </draw:rect>
        <draw:rect draw:style-name="gr1" draw:text-style-name="P14" draw:layer="layout" svg:width="0.65cm" svg:height="0.254cm" svg:x="6.626cm" svg:y="7.93cm">
          <text:p text:style-name="P13"><text:span text:style-name="T7">P3</text:span></text:p>
        </draw:rect>
        <draw:rect draw:style-name="gr1" draw:text-style-name="P14" draw:layer="layout" svg:width="0.65cm" svg:height="0.254cm" svg:x="6.626cm" svg:y="7.676cm">
          <text:p text:style-name="P13"><text:span text:style-name="T7">P2</text:span></text:p>
        </draw:rect>
        <draw:rect draw:style-name="gr1" draw:text-style-name="P16" draw:layer="layout" svg:width="0.65cm" svg:height="0.254cm" svg:x="6.626cm" svg:y="7.422cm">
          <text:p text:style-name="P15"><text:span text:style-name="T8">P1</text:span></text:p>
        </draw:rect>
        <draw:rect draw:style-name="gr6" draw:text-style-name="P18" draw:layer="layout" svg:width="0.65cm" svg:height="0.254cm" svg:x="6.626cm" svg:y="7.168cm">
          <text:p text:style-name="P17"><text:span text:style-name="T8">G</text:span></text:p>
        </draw:rect>
        <draw:rect draw:style-name="gr7" draw:text-style-name="P18" draw:layer="layout" svg:width="0.65cm" svg:height="0.254cm" svg:x="6.626cm" svg:y="6.914cm">
          <text:p text:style-name="P17"><text:span text:style-name="T8">5V</text:span></text:p>
        </draw:rect>
        <draw:line draw:style-name="gr8" draw:text-style-name="P3" draw:layer="layout" svg:x1="7.29cm" svg:y1="10.7cm" svg:x2="7.29cm" svg:y2="9.51cm">
          <text:p/>
        </draw:line>
        <draw:line draw:style-name="gr8" draw:text-style-name="P3" draw:layer="layout" svg:x1="7.3cm" svg:y1="9.51cm" svg:x2="6.5cm" svg:y2="9.51cm">
          <text:p/>
        </draw:line>
        <draw:line draw:style-name="gr8" draw:text-style-name="P3" draw:layer="layout" svg:x1="7.29cm" svg:y1="6.008cm" svg:x2="7.29cm" svg:y2="6.908cm">
          <text:p/>
        </draw:line>
        <draw:rect draw:style-name="gr1" draw:text-style-name="P6" draw:layer="layout" svg:width="0.508cm" svg:height="0.375cm" svg:x="11.174cm" svg:y="10.325cm">
          <text:p text:style-name="P5"><text:span text:style-name="T3">P5</text:span></text:p>
        </draw:rect>
        <draw:rect draw:style-name="gr4" draw:text-style-name="P19" draw:layer="layout" svg:width="0.508cm" svg:height="0.375cm" svg:x="12.402cm" svg:y="10.325cm">
          <text:p text:style-name="P15"><text:span text:style-name="T9">Vin</text:span></text:p>
        </draw:rect>
        <draw:rect draw:style-name="gr1" draw:text-style-name="P9" draw:layer="layout" svg:width="0.508cm" svg:height="0.375cm" svg:x="7.618cm" svg:y="10.325cm">
          <text:p text:style-name="P5"><text:span text:style-name="T5">P8</text:span></text:p>
        </draw:rect>
        <draw:rect draw:style-name="gr1" draw:text-style-name="P11" draw:layer="layout" svg:width="0.508cm" svg:height="0.375cm" svg:x="8.126cm" svg:y="10.325cm">
          <text:p text:style-name="P10"><text:span text:style-name="T3">P7</text:span></text:p>
        </draw:rect>
        <draw:rect draw:style-name="gr2" draw:text-style-name="P12" draw:layer="layout" svg:width="0.508cm" svg:height="0.375cm" svg:x="8.634cm" svg:y="10.325cm">
          <text:p text:style-name="P10"><text:span text:style-name="T6">5V</text:span></text:p>
        </draw:rect>
        <draw:rect draw:style-name="gr6" draw:text-style-name="P12" draw:layer="layout" svg:width="0.508cm" svg:height="0.375cm" svg:x="9.142cm" svg:y="10.333cm">
          <text:p text:style-name="P10"><text:span text:style-name="T6">G</text:span></text:p>
        </draw:rect>
        <draw:rect draw:style-name="gr1" draw:text-style-name="P11" draw:layer="layout" svg:width="0.508cm" svg:height="0.375cm" svg:x="9.65cm" svg:y="10.325cm">
          <text:p text:style-name="P10"><text:span text:style-name="T3">P6</text:span></text:p>
        </draw:rect>
        <draw:rect draw:style-name="gr6" draw:text-style-name="P12" draw:layer="layout" svg:width="0.508cm" svg:height="0.375cm" svg:x="10.158cm" svg:y="10.325cm">
          <text:p text:style-name="P10"><text:span text:style-name="T6">G</text:span></text:p>
        </draw:rect>
        <draw:rect draw:style-name="gr2" draw:text-style-name="P12" draw:layer="layout" svg:width="0.508cm" svg:height="0.375cm" svg:x="10.666cm" svg:y="10.325cm">
          <text:p text:style-name="P10"><text:span text:style-name="T6">5V</text:span></text:p>
        </draw:rect>
        <draw:rect draw:style-name="gr6" draw:text-style-name="P12" draw:layer="layout" svg:width="0.508cm" svg:height="0.375cm" svg:x="11.894cm" svg:y="10.325cm">
          <text:p text:style-name="P10"><text:span text:style-name="T6">G</text:span></text:p>
        </draw:rect>
        <draw:rect draw:style-name="gr1" draw:text-style-name="P14" draw:layer="layout" svg:width="0.65cm" svg:height="0.254cm" svg:x="6.626cm" svg:y="9.2cm">
          <text:p text:style-name="P13"><text:span text:style-name="T7">P8</text:span></text:p>
        </draw:rect>
        <draw:rect draw:style-name="gr1" draw:text-style-name="P14" draw:layer="layout" svg:width="0.65cm" svg:height="0.254cm" svg:x="6.626cm" svg:y="8.946cm">
          <text:p text:style-name="P13"><text:span text:style-name="T7">P7</text:span></text:p>
        </draw:rect>
        <draw:rect draw:style-name="gr1" draw:text-style-name="P14" draw:layer="layout" svg:width="0.65cm" svg:height="0.254cm" svg:x="6.626cm" svg:y="8.692cm">
          <text:p text:style-name="P13"><text:span text:style-name="T7">P6</text:span></text:p>
        </draw:rect>
        <draw:rect draw:style-name="gr1" draw:text-style-name="P14" draw:layer="layout" svg:width="0.65cm" svg:height="0.254cm" svg:x="6.626cm" svg:y="8.438cm">
          <text:p text:style-name="P13"><text:span text:style-name="T7">P5</text:span></text:p>
        </draw:rect>
        <draw:rect draw:style-name="gr1" draw:text-style-name="P14" draw:layer="layout" svg:width="0.65cm" svg:height="0.254cm" svg:x="6.626cm" svg:y="8.184cm">
          <text:p text:style-name="P13"><text:span text:style-name="T7">P4</text:span></text:p>
        </draw:rect>
        <draw:rect draw:style-name="gr1" draw:text-style-name="P14" draw:layer="layout" svg:width="0.65cm" svg:height="0.254cm" svg:x="6.626cm" svg:y="7.93cm">
          <text:p text:style-name="P13"><text:span text:style-name="T7">P3</text:span></text:p>
        </draw:rect>
        <draw:rect draw:style-name="gr1" draw:text-style-name="P14" draw:layer="layout" svg:width="0.65cm" svg:height="0.254cm" svg:x="6.626cm" svg:y="7.676cm">
          <text:p text:style-name="P13"><text:span text:style-name="T7">P2</text:span></text:p>
        </draw:rect>
        <draw:rect draw:style-name="gr1" draw:text-style-name="P16" draw:layer="layout" svg:width="0.65cm" svg:height="0.254cm" svg:x="6.626cm" svg:y="7.422cm">
          <text:p text:style-name="P15"><text:span text:style-name="T8">P1</text:span></text:p>
        </draw:rect>
        <draw:rect draw:style-name="gr6" draw:text-style-name="P18" draw:layer="layout" svg:width="0.65cm" svg:height="0.254cm" svg:x="6.626cm" svg:y="7.168cm">
          <text:p text:style-name="P17"><text:span text:style-name="T8">G</text:span></text:p>
        </draw:rect>
        <draw:rect draw:style-name="gr7" draw:text-style-name="P18" draw:layer="layout" svg:width="0.65cm" svg:height="0.254cm" svg:x="6.626cm" svg:y="6.914cm">
          <text:p text:style-name="P17"><text:span text:style-name="T8">5V</text:span></text:p>
        </draw:rect>
        <draw:line draw:style-name="gr8" draw:text-style-name="P3" draw:layer="layout" svg:x1="7.29cm" svg:y1="10.7cm" svg:x2="7.29cm" svg:y2="9.51cm">
          <text:p/>
        </draw:line>
        <draw:line draw:style-name="gr8" draw:text-style-name="P3" draw:layer="layout" svg:x1="7.3cm" svg:y1="9.51cm" svg:x2="6.5cm" svg:y2="9.51cm">
          <text:p/>
        </draw:line>
        <draw:line draw:style-name="gr8" draw:text-style-name="P3" draw:layer="layout" svg:x1="7.29cm" svg:y1="6.008cm" svg:x2="7.29cm" svg:y2="6.908cm">
          <text:p/>
        </draw:line>
        <draw:frame draw:style-name="gr9" draw:layer="layout" svg:width="4cm" svg:height="1cm" svg:x="7.5cm" svg:y="9.5cm">
          <draw:text-box>
            <text:p/>
          </draw:text-box>
        </draw:frame>
        <draw:rect draw:style-name="gr10" draw:text-style-name="P20" draw:layer="layout" svg:width="1.4cm" svg:height="0.3cm" draw:transform="rotate (1.5707963267946) translate (7.3cm 10.7cm)">
          <text:p text:style-name="P20"><text:span text:style-name="T10">Vin 6-35Vdc</text:span></text:p>
        </draw:rect>
        <draw:rect draw:style-name="gr1" draw:text-style-name="P6" draw:layer="layout" svg:width="0.508cm" svg:height="0.375cm" svg:x="18.174cm" svg:y="10.325cm">
          <text:p text:style-name="P5"><text:span text:style-name="T3">P5</text:span></text:p>
        </draw:rect>
        <draw:rect draw:style-name="gr4" draw:text-style-name="P8" draw:layer="layout" svg:width="0.508cm" svg:height="0.375cm" svg:x="19.402cm" svg:y="10.325cm">
          <text:p text:style-name="P7"><text:span text:style-name="T4">VIN</text:span></text:p>
        </draw:rect>
        <draw:rect draw:style-name="gr5" draw:text-style-name="P3" draw:layer="layout" svg:width="4.7cm" svg:height="6.55cm" draw:transform="rotate (-1.57079632679579) translate (20.05cm 6cm)">
          <text:p/>
        </draw:rect>
        <draw:rect draw:style-name="gr1" draw:text-style-name="P9" draw:layer="layout" svg:width="0.508cm" svg:height="0.375cm" svg:x="14.618cm" svg:y="10.325cm">
          <text:p text:style-name="P5"><text:span text:style-name="T5">P8</text:span></text:p>
        </draw:rect>
        <draw:rect draw:style-name="gr1" draw:text-style-name="P11" draw:layer="layout" svg:width="0.508cm" svg:height="0.375cm" svg:x="15.126cm" svg:y="10.325cm">
          <text:p text:style-name="P10"><text:span text:style-name="T3">P7</text:span></text:p>
        </draw:rect>
        <draw:rect draw:style-name="gr2" draw:text-style-name="P12" draw:layer="layout" svg:width="0.508cm" svg:height="0.375cm" svg:x="15.634cm" svg:y="10.325cm">
          <text:p text:style-name="P10"><text:span text:style-name="T6">5V</text:span></text:p>
        </draw:rect>
        <draw:rect draw:style-name="gr6" draw:text-style-name="P12" draw:layer="layout" svg:width="0.508cm" svg:height="0.375cm" svg:x="16.142cm" svg:y="10.333cm">
          <text:p text:style-name="P10"><text:span text:style-name="T6">G</text:span></text:p>
        </draw:rect>
        <draw:rect draw:style-name="gr1" draw:text-style-name="P11" draw:layer="layout" svg:width="0.508cm" svg:height="0.375cm" svg:x="16.65cm" svg:y="10.325cm">
          <text:p text:style-name="P10"><text:span text:style-name="T3">P6</text:span></text:p>
        </draw:rect>
        <draw:rect draw:style-name="gr6" draw:text-style-name="P12" draw:layer="layout" svg:width="0.508cm" svg:height="0.375cm" svg:x="17.158cm" svg:y="10.325cm">
          <text:p text:style-name="P10"><text:span text:style-name="T6">G</text:span></text:p>
        </draw:rect>
        <draw:rect draw:style-name="gr2" draw:text-style-name="P12" draw:layer="layout" svg:width="0.508cm" svg:height="0.375cm" svg:x="17.666cm" svg:y="10.325cm">
          <text:p text:style-name="P10"><text:span text:style-name="T6">5V</text:span></text:p>
        </draw:rect>
        <draw:rect draw:style-name="gr6" draw:text-style-name="P12" draw:layer="layout" svg:width="0.508cm" svg:height="0.375cm" svg:x="18.894cm" svg:y="10.325cm">
          <text:p text:style-name="P10"><text:span text:style-name="T6">G</text:span></text:p>
        </draw:rect>
        <draw:rect draw:style-name="gr1" draw:text-style-name="P14" draw:layer="layout" svg:width="0.65cm" svg:height="0.254cm" svg:x="13.626cm" svg:y="9.2cm">
          <text:p text:style-name="P13"><text:span text:style-name="T7">P8</text:span></text:p>
        </draw:rect>
        <draw:rect draw:style-name="gr1" draw:text-style-name="P14" draw:layer="layout" svg:width="0.65cm" svg:height="0.254cm" svg:x="13.626cm" svg:y="8.946cm">
          <text:p text:style-name="P13"><text:span text:style-name="T7">P7</text:span></text:p>
        </draw:rect>
        <draw:rect draw:style-name="gr1" draw:text-style-name="P14" draw:layer="layout" svg:width="0.65cm" svg:height="0.254cm" svg:x="13.626cm" svg:y="8.692cm">
          <text:p text:style-name="P13"><text:span text:style-name="T7">P6</text:span></text:p>
        </draw:rect>
        <draw:rect draw:style-name="gr1" draw:text-style-name="P14" draw:layer="layout" svg:width="0.65cm" svg:height="0.254cm" svg:x="13.626cm" svg:y="8.438cm">
          <text:p text:style-name="P13"><text:span text:style-name="T7">P5</text:span></text:p>
        </draw:rect>
        <draw:rect draw:style-name="gr1" draw:text-style-name="P14" draw:layer="layout" svg:width="0.65cm" svg:height="0.254cm" svg:x="13.626cm" svg:y="8.184cm">
          <text:p text:style-name="P13"><text:span text:style-name="T7">P4</text:span></text:p>
        </draw:rect>
        <draw:rect draw:style-name="gr1" draw:text-style-name="P14" draw:layer="layout" svg:width="0.65cm" svg:height="0.254cm" svg:x="13.626cm" svg:y="7.93cm">
          <text:p text:style-name="P13"><text:span text:style-name="T7">P3</text:span></text:p>
        </draw:rect>
        <draw:rect draw:style-name="gr1" draw:text-style-name="P14" draw:layer="layout" svg:width="0.65cm" svg:height="0.254cm" svg:x="13.626cm" svg:y="7.676cm">
          <text:p text:style-name="P13"><text:span text:style-name="T7">P2</text:span></text:p>
        </draw:rect>
        <draw:rect draw:style-name="gr1" draw:text-style-name="P16" draw:layer="layout" svg:width="0.65cm" svg:height="0.254cm" svg:x="13.626cm" svg:y="7.422cm">
          <text:p text:style-name="P15"><text:span text:style-name="T8">P1</text:span></text:p>
        </draw:rect>
        <draw:rect draw:style-name="gr6" draw:text-style-name="P18" draw:layer="layout" svg:width="0.65cm" svg:height="0.254cm" svg:x="13.626cm" svg:y="7.168cm">
          <text:p text:style-name="P17"><text:span text:style-name="T8">G</text:span></text:p>
        </draw:rect>
        <draw:rect draw:style-name="gr7" draw:text-style-name="P18" draw:layer="layout" svg:width="0.65cm" svg:height="0.254cm" svg:x="13.626cm" svg:y="6.914cm">
          <text:p text:style-name="P17"><text:span text:style-name="T8">5V</text:span></text:p>
        </draw:rect>
        <draw:line draw:style-name="gr8" draw:text-style-name="P3" draw:layer="layout" svg:x1="14.29cm" svg:y1="10.7cm" svg:x2="14.29cm" svg:y2="9.51cm">
          <text:p/>
        </draw:line>
        <draw:line draw:style-name="gr8" draw:text-style-name="P3" draw:layer="layout" svg:x1="14.3cm" svg:y1="9.51cm" svg:x2="13.5cm" svg:y2="9.51cm">
          <text:p/>
        </draw:line>
        <draw:line draw:style-name="gr8" draw:text-style-name="P3" draw:layer="layout" svg:x1="14.29cm" svg:y1="6.008cm" svg:x2="14.29cm" svg:y2="6.908cm">
          <text:p/>
        </draw:line>
        <draw:rect draw:style-name="gr1" draw:text-style-name="P6" draw:layer="layout" svg:width="0.508cm" svg:height="0.375cm" svg:x="18.174cm" svg:y="10.325cm">
          <text:p text:style-name="P5"><text:span text:style-name="T3">P5</text:span></text:p>
        </draw:rect>
        <draw:rect draw:style-name="gr4" draw:text-style-name="P19" draw:layer="layout" svg:width="0.508cm" svg:height="0.375cm" svg:x="19.402cm" svg:y="10.325cm">
          <text:p text:style-name="P15"><text:span text:style-name="T9">Vin</text:span></text:p>
        </draw:rect>
        <draw:rect draw:style-name="gr1" draw:text-style-name="P9" draw:layer="layout" svg:width="0.508cm" svg:height="0.375cm" svg:x="14.618cm" svg:y="10.325cm">
          <text:p text:style-name="P5"><text:span text:style-name="T5">P8</text:span></text:p>
        </draw:rect>
        <draw:rect draw:style-name="gr1" draw:text-style-name="P11" draw:layer="layout" svg:width="0.508cm" svg:height="0.375cm" svg:x="15.126cm" svg:y="10.325cm">
          <text:p text:style-name="P10"><text:span text:style-name="T3">P7</text:span></text:p>
        </draw:rect>
        <draw:rect draw:style-name="gr2" draw:text-style-name="P12" draw:layer="layout" svg:width="0.508cm" svg:height="0.375cm" svg:x="15.634cm" svg:y="10.325cm">
          <text:p text:style-name="P10"><text:span text:style-name="T6">5V</text:span></text:p>
        </draw:rect>
        <draw:rect draw:style-name="gr6" draw:text-style-name="P12" draw:layer="layout" svg:width="0.508cm" svg:height="0.375cm" svg:x="16.142cm" svg:y="10.333cm">
          <text:p text:style-name="P10"><text:span text:style-name="T6">G</text:span></text:p>
        </draw:rect>
        <draw:rect draw:style-name="gr1" draw:text-style-name="P11" draw:layer="layout" svg:width="0.508cm" svg:height="0.375cm" svg:x="16.65cm" svg:y="10.325cm">
          <text:p text:style-name="P10"><text:span text:style-name="T3">P6</text:span></text:p>
        </draw:rect>
        <draw:rect draw:style-name="gr6" draw:text-style-name="P12" draw:layer="layout" svg:width="0.508cm" svg:height="0.375cm" svg:x="17.158cm" svg:y="10.325cm">
          <text:p text:style-name="P10"><text:span text:style-name="T6">G</text:span></text:p>
        </draw:rect>
        <draw:rect draw:style-name="gr2" draw:text-style-name="P12" draw:layer="layout" svg:width="0.508cm" svg:height="0.375cm" svg:x="17.666cm" svg:y="10.325cm">
          <text:p text:style-name="P10"><text:span text:style-name="T6">5V</text:span></text:p>
        </draw:rect>
        <draw:rect draw:style-name="gr6" draw:text-style-name="P12" draw:layer="layout" svg:width="0.508cm" svg:height="0.375cm" svg:x="18.894cm" svg:y="10.325cm">
          <text:p text:style-name="P10"><text:span text:style-name="T6">G</text:span></text:p>
        </draw:rect>
        <draw:rect draw:style-name="gr1" draw:text-style-name="P14" draw:layer="layout" svg:width="0.65cm" svg:height="0.254cm" svg:x="13.626cm" svg:y="9.2cm">
          <text:p text:style-name="P13"><text:span text:style-name="T7">P8</text:span></text:p>
        </draw:rect>
        <draw:rect draw:style-name="gr1" draw:text-style-name="P14" draw:layer="layout" svg:width="0.65cm" svg:height="0.254cm" svg:x="13.626cm" svg:y="8.946cm">
          <text:p text:style-name="P13"><text:span text:style-name="T7">P7</text:span></text:p>
        </draw:rect>
        <draw:rect draw:style-name="gr1" draw:text-style-name="P14" draw:layer="layout" svg:width="0.65cm" svg:height="0.254cm" svg:x="13.626cm" svg:y="8.692cm">
          <text:p text:style-name="P13"><text:span text:style-name="T7">P6</text:span></text:p>
        </draw:rect>
        <draw:rect draw:style-name="gr1" draw:text-style-name="P14" draw:layer="layout" svg:width="0.65cm" svg:height="0.254cm" svg:x="13.626cm" svg:y="8.438cm">
          <text:p text:style-name="P13"><text:span text:style-name="T7">P5</text:span></text:p>
        </draw:rect>
        <draw:rect draw:style-name="gr1" draw:text-style-name="P14" draw:layer="layout" svg:width="0.65cm" svg:height="0.254cm" svg:x="13.626cm" svg:y="8.184cm">
          <text:p text:style-name="P13"><text:span text:style-name="T7">P4</text:span></text:p>
        </draw:rect>
        <draw:rect draw:style-name="gr1" draw:text-style-name="P14" draw:layer="layout" svg:width="0.65cm" svg:height="0.254cm" svg:x="13.626cm" svg:y="7.93cm">
          <text:p text:style-name="P13"><text:span text:style-name="T7">P3</text:span></text:p>
        </draw:rect>
        <draw:rect draw:style-name="gr1" draw:text-style-name="P14" draw:layer="layout" svg:width="0.65cm" svg:height="0.254cm" svg:x="13.626cm" svg:y="7.676cm">
          <text:p text:style-name="P13"><text:span text:style-name="T7">P2</text:span></text:p>
        </draw:rect>
        <draw:rect draw:style-name="gr1" draw:text-style-name="P16" draw:layer="layout" svg:width="0.65cm" svg:height="0.254cm" svg:x="13.626cm" svg:y="7.422cm">
          <text:p text:style-name="P15"><text:span text:style-name="T8">P1</text:span></text:p>
        </draw:rect>
        <draw:rect draw:style-name="gr6" draw:text-style-name="P18" draw:layer="layout" svg:width="0.65cm" svg:height="0.254cm" svg:x="13.626cm" svg:y="7.168cm">
          <text:p text:style-name="P17"><text:span text:style-name="T8">G</text:span></text:p>
        </draw:rect>
        <draw:rect draw:style-name="gr7" draw:text-style-name="P18" draw:layer="layout" svg:width="0.65cm" svg:height="0.254cm" svg:x="13.626cm" svg:y="6.914cm">
          <text:p text:style-name="P17"><text:span text:style-name="T8">5V</text:span></text:p>
        </draw:rect>
        <draw:line draw:style-name="gr8" draw:text-style-name="P3" draw:layer="layout" svg:x1="14.29cm" svg:y1="10.7cm" svg:x2="14.29cm" svg:y2="9.51cm">
          <text:p/>
        </draw:line>
        <draw:line draw:style-name="gr8" draw:text-style-name="P3" draw:layer="layout" svg:x1="14.3cm" svg:y1="9.51cm" svg:x2="13.5cm" svg:y2="9.51cm">
          <text:p/>
        </draw:line>
        <draw:line draw:style-name="gr8" draw:text-style-name="P3" draw:layer="layout" svg:x1="14.29cm" svg:y1="6.008cm" svg:x2="14.29cm" svg:y2="6.908cm">
          <text:p/>
        </draw:line>
        <draw:frame draw:style-name="gr9" draw:layer="layout" svg:width="4cm" svg:height="1cm" svg:x="14.5cm" svg:y="9.5cm">
          <draw:text-box>
            <text:p/>
          </draw:text-box>
        </draw:frame>
        <draw:rect draw:style-name="gr10" draw:text-style-name="P20" draw:layer="layout" svg:width="1.4cm" svg:height="0.3cm" draw:transform="rotate (1.5707963267946) translate (14.3cm 10.7cm)">
          <text:p text:style-name="P20"><text:span text:style-name="T10">Vin 6-35Vdc</text:span></text:p>
        </draw:rect>
        <draw:rect draw:style-name="gr1" draw:text-style-name="P6" draw:layer="layout" svg:width="0.508cm" svg:height="0.375cm" svg:x="11.174cm" svg:y="22.117cm">
          <text:p text:style-name="P5"><text:span text:style-name="T3">P5</text:span></text:p>
        </draw:rect>
        <draw:rect draw:style-name="gr4" draw:text-style-name="P8" draw:layer="layout" svg:width="0.508cm" svg:height="0.375cm" svg:x="12.402cm" svg:y="22.117cm">
          <text:p text:style-name="P7"><text:span text:style-name="T4">VIN</text:span></text:p>
        </draw:rect>
        <draw:rect draw:style-name="gr5" draw:text-style-name="P3" draw:layer="layout" svg:width="4.7cm" svg:height="6.55cm" draw:transform="rotate (-1.57079632679579) translate (13.05cm 17.792cm)">
          <text:p/>
        </draw:rect>
        <draw:rect draw:style-name="gr1" draw:text-style-name="P9" draw:layer="layout" svg:width="0.508cm" svg:height="0.375cm" svg:x="7.618cm" svg:y="22.117cm">
          <text:p text:style-name="P5"><text:span text:style-name="T5">P8</text:span></text:p>
        </draw:rect>
        <draw:rect draw:style-name="gr1" draw:text-style-name="P11" draw:layer="layout" svg:width="0.508cm" svg:height="0.375cm" svg:x="8.126cm" svg:y="22.117cm">
          <text:p text:style-name="P10"><text:span text:style-name="T3">P7</text:span></text:p>
        </draw:rect>
        <draw:rect draw:style-name="gr2" draw:text-style-name="P12" draw:layer="layout" svg:width="0.508cm" svg:height="0.375cm" svg:x="8.634cm" svg:y="22.117cm">
          <text:p text:style-name="P10"><text:span text:style-name="T6">5V</text:span></text:p>
        </draw:rect>
        <draw:rect draw:style-name="gr6" draw:text-style-name="P12" draw:layer="layout" svg:width="0.508cm" svg:height="0.375cm" svg:x="9.142cm" svg:y="22.125cm">
          <text:p text:style-name="P10"><text:span text:style-name="T6">G</text:span></text:p>
        </draw:rect>
        <draw:rect draw:style-name="gr1" draw:text-style-name="P11" draw:layer="layout" svg:width="0.508cm" svg:height="0.375cm" svg:x="9.65cm" svg:y="22.117cm">
          <text:p text:style-name="P10"><text:span text:style-name="T3">P6</text:span></text:p>
        </draw:rect>
        <draw:rect draw:style-name="gr6" draw:text-style-name="P12" draw:layer="layout" svg:width="0.508cm" svg:height="0.375cm" svg:x="10.158cm" svg:y="22.117cm">
          <text:p text:style-name="P10"><text:span text:style-name="T6">G</text:span></text:p>
        </draw:rect>
        <draw:rect draw:style-name="gr2" draw:text-style-name="P12" draw:layer="layout" svg:width="0.508cm" svg:height="0.375cm" svg:x="10.666cm" svg:y="22.117cm">
          <text:p text:style-name="P10"><text:span text:style-name="T6">5V</text:span></text:p>
        </draw:rect>
        <draw:rect draw:style-name="gr6" draw:text-style-name="P12" draw:layer="layout" svg:width="0.508cm" svg:height="0.375cm" svg:x="11.894cm" svg:y="22.117cm">
          <text:p text:style-name="P10"><text:span text:style-name="T6">G</text:span></text:p>
        </draw:rect>
        <draw:rect draw:style-name="gr1" draw:text-style-name="P14" draw:layer="layout" svg:width="0.65cm" svg:height="0.254cm" svg:x="6.626cm" svg:y="20.992cm">
          <text:p text:style-name="P13"><text:span text:style-name="T7">P8</text:span></text:p>
        </draw:rect>
        <draw:rect draw:style-name="gr1" draw:text-style-name="P14" draw:layer="layout" svg:width="0.65cm" svg:height="0.254cm" svg:x="6.626cm" svg:y="20.738cm">
          <text:p text:style-name="P13"><text:span text:style-name="T7">P7</text:span></text:p>
        </draw:rect>
        <draw:rect draw:style-name="gr1" draw:text-style-name="P14" draw:layer="layout" svg:width="0.65cm" svg:height="0.254cm" svg:x="6.626cm" svg:y="20.484cm">
          <text:p text:style-name="P13"><text:span text:style-name="T7">P6</text:span></text:p>
        </draw:rect>
        <draw:rect draw:style-name="gr1" draw:text-style-name="P14" draw:layer="layout" svg:width="0.65cm" svg:height="0.254cm" svg:x="6.626cm" svg:y="20.23cm">
          <text:p text:style-name="P13"><text:span text:style-name="T7">P5</text:span></text:p>
        </draw:rect>
        <draw:rect draw:style-name="gr1" draw:text-style-name="P14" draw:layer="layout" svg:width="0.65cm" svg:height="0.254cm" svg:x="6.626cm" svg:y="19.976cm">
          <text:p text:style-name="P13"><text:span text:style-name="T7">P4</text:span></text:p>
        </draw:rect>
        <draw:rect draw:style-name="gr1" draw:text-style-name="P14" draw:layer="layout" svg:width="0.65cm" svg:height="0.254cm" svg:x="6.626cm" svg:y="19.722cm">
          <text:p text:style-name="P13"><text:span text:style-name="T7">P3</text:span></text:p>
        </draw:rect>
        <draw:rect draw:style-name="gr1" draw:text-style-name="P14" draw:layer="layout" svg:width="0.65cm" svg:height="0.254cm" svg:x="6.626cm" svg:y="19.468cm">
          <text:p text:style-name="P13"><text:span text:style-name="T7">P2</text:span></text:p>
        </draw:rect>
        <draw:rect draw:style-name="gr1" draw:text-style-name="P16" draw:layer="layout" svg:width="0.65cm" svg:height="0.254cm" svg:x="6.626cm" svg:y="19.214cm">
          <text:p text:style-name="P15"><text:span text:style-name="T8">P1</text:span></text:p>
        </draw:rect>
        <draw:rect draw:style-name="gr6" draw:text-style-name="P18" draw:layer="layout" svg:width="0.65cm" svg:height="0.254cm" svg:x="6.626cm" svg:y="18.96cm">
          <text:p text:style-name="P17"><text:span text:style-name="T8">G</text:span></text:p>
        </draw:rect>
        <draw:rect draw:style-name="gr7" draw:text-style-name="P18" draw:layer="layout" svg:width="0.65cm" svg:height="0.254cm" svg:x="6.626cm" svg:y="18.706cm">
          <text:p text:style-name="P17"><text:span text:style-name="T8">5V</text:span></text:p>
        </draw:rect>
        <draw:line draw:style-name="gr8" draw:text-style-name="P3" draw:layer="layout" svg:x1="7.29cm" svg:y1="22.492cm" svg:x2="7.29cm" svg:y2="21.302cm">
          <text:p/>
        </draw:line>
        <draw:line draw:style-name="gr8" draw:text-style-name="P3" draw:layer="layout" svg:x1="7.3cm" svg:y1="21.302cm" svg:x2="6.5cm" svg:y2="21.302cm">
          <text:p/>
        </draw:line>
        <draw:line draw:style-name="gr8" draw:text-style-name="P3" draw:layer="layout" svg:x1="7.29cm" svg:y1="17.8cm" svg:x2="7.29cm" svg:y2="18.7cm">
          <text:p/>
        </draw:line>
        <draw:rect draw:style-name="gr1" draw:text-style-name="P6" draw:layer="layout" svg:width="0.508cm" svg:height="0.375cm" svg:x="11.174cm" svg:y="22.117cm">
          <text:p text:style-name="P5"><text:span text:style-name="T3">P5</text:span></text:p>
        </draw:rect>
        <draw:rect draw:style-name="gr4" draw:text-style-name="P19" draw:layer="layout" svg:width="0.508cm" svg:height="0.375cm" svg:x="12.402cm" svg:y="22.117cm">
          <text:p text:style-name="P15"><text:span text:style-name="T9">Vin</text:span></text:p>
        </draw:rect>
        <draw:rect draw:style-name="gr1" draw:text-style-name="P9" draw:layer="layout" svg:width="0.508cm" svg:height="0.375cm" svg:x="7.618cm" svg:y="22.117cm">
          <text:p text:style-name="P5"><text:span text:style-name="T5">P8</text:span></text:p>
        </draw:rect>
        <draw:rect draw:style-name="gr1" draw:text-style-name="P11" draw:layer="layout" svg:width="0.508cm" svg:height="0.375cm" svg:x="8.126cm" svg:y="22.117cm">
          <text:p text:style-name="P10"><text:span text:style-name="T3">P7</text:span></text:p>
        </draw:rect>
        <draw:rect draw:style-name="gr2" draw:text-style-name="P12" draw:layer="layout" svg:width="0.508cm" svg:height="0.375cm" svg:x="8.634cm" svg:y="22.117cm">
          <text:p text:style-name="P10"><text:span text:style-name="T6">5V</text:span></text:p>
        </draw:rect>
        <draw:rect draw:style-name="gr6" draw:text-style-name="P12" draw:layer="layout" svg:width="0.508cm" svg:height="0.375cm" svg:x="9.142cm" svg:y="22.125cm">
          <text:p text:style-name="P10"><text:span text:style-name="T6">G</text:span></text:p>
        </draw:rect>
        <draw:rect draw:style-name="gr1" draw:text-style-name="P11" draw:layer="layout" svg:width="0.508cm" svg:height="0.375cm" svg:x="9.65cm" svg:y="22.117cm">
          <text:p text:style-name="P10"><text:span text:style-name="T3">P6</text:span></text:p>
        </draw:rect>
        <draw:rect draw:style-name="gr6" draw:text-style-name="P12" draw:layer="layout" svg:width="0.508cm" svg:height="0.375cm" svg:x="10.158cm" svg:y="22.117cm">
          <text:p text:style-name="P10"><text:span text:style-name="T6">G</text:span></text:p>
        </draw:rect>
        <draw:rect draw:style-name="gr2" draw:text-style-name="P12" draw:layer="layout" svg:width="0.508cm" svg:height="0.375cm" svg:x="10.666cm" svg:y="22.117cm">
          <text:p text:style-name="P10"><text:span text:style-name="T6">5V</text:span></text:p>
        </draw:rect>
        <draw:rect draw:style-name="gr6" draw:text-style-name="P12" draw:layer="layout" svg:width="0.508cm" svg:height="0.375cm" svg:x="11.894cm" svg:y="22.117cm">
          <text:p text:style-name="P10"><text:span text:style-name="T6">G</text:span></text:p>
        </draw:rect>
        <draw:rect draw:style-name="gr1" draw:text-style-name="P14" draw:layer="layout" svg:width="0.65cm" svg:height="0.254cm" svg:x="6.626cm" svg:y="20.992cm">
          <text:p text:style-name="P13"><text:span text:style-name="T7">P8</text:span></text:p>
        </draw:rect>
        <draw:rect draw:style-name="gr1" draw:text-style-name="P14" draw:layer="layout" svg:width="0.65cm" svg:height="0.254cm" svg:x="6.626cm" svg:y="20.738cm">
          <text:p text:style-name="P13"><text:span text:style-name="T7">P7</text:span></text:p>
        </draw:rect>
        <draw:rect draw:style-name="gr1" draw:text-style-name="P14" draw:layer="layout" svg:width="0.65cm" svg:height="0.254cm" svg:x="6.626cm" svg:y="20.484cm">
          <text:p text:style-name="P13"><text:span text:style-name="T7">P6</text:span></text:p>
        </draw:rect>
        <draw:rect draw:style-name="gr1" draw:text-style-name="P14" draw:layer="layout" svg:width="0.65cm" svg:height="0.254cm" svg:x="6.626cm" svg:y="20.23cm">
          <text:p text:style-name="P13"><text:span text:style-name="T7">P5</text:span></text:p>
        </draw:rect>
        <draw:rect draw:style-name="gr1" draw:text-style-name="P14" draw:layer="layout" svg:width="0.65cm" svg:height="0.254cm" svg:x="6.626cm" svg:y="19.976cm">
          <text:p text:style-name="P13"><text:span text:style-name="T7">P4</text:span></text:p>
        </draw:rect>
        <draw:rect draw:style-name="gr1" draw:text-style-name="P14" draw:layer="layout" svg:width="0.65cm" svg:height="0.254cm" svg:x="6.626cm" svg:y="19.722cm">
          <text:p text:style-name="P13"><text:span text:style-name="T7">P3</text:span></text:p>
        </draw:rect>
        <draw:rect draw:style-name="gr1" draw:text-style-name="P14" draw:layer="layout" svg:width="0.65cm" svg:height="0.254cm" svg:x="6.626cm" svg:y="19.468cm">
          <text:p text:style-name="P13"><text:span text:style-name="T7">P2</text:span></text:p>
        </draw:rect>
        <draw:rect draw:style-name="gr1" draw:text-style-name="P16" draw:layer="layout" svg:width="0.65cm" svg:height="0.254cm" svg:x="6.626cm" svg:y="19.214cm">
          <text:p text:style-name="P15"><text:span text:style-name="T8">P1</text:span></text:p>
        </draw:rect>
        <draw:rect draw:style-name="gr6" draw:text-style-name="P18" draw:layer="layout" svg:width="0.65cm" svg:height="0.254cm" svg:x="6.626cm" svg:y="18.96cm">
          <text:p text:style-name="P17"><text:span text:style-name="T8">G</text:span></text:p>
        </draw:rect>
        <draw:rect draw:style-name="gr7" draw:text-style-name="P18" draw:layer="layout" svg:width="0.65cm" svg:height="0.254cm" svg:x="6.626cm" svg:y="18.706cm">
          <text:p text:style-name="P17"><text:span text:style-name="T8">5V</text:span></text:p>
        </draw:rect>
        <draw:line draw:style-name="gr8" draw:text-style-name="P3" draw:layer="layout" svg:x1="7.29cm" svg:y1="22.492cm" svg:x2="7.29cm" svg:y2="21.302cm">
          <text:p/>
        </draw:line>
        <draw:line draw:style-name="gr8" draw:text-style-name="P3" draw:layer="layout" svg:x1="7.3cm" svg:y1="21.302cm" svg:x2="6.5cm" svg:y2="21.302cm">
          <text:p/>
        </draw:line>
        <draw:line draw:style-name="gr8" draw:text-style-name="P3" draw:layer="layout" svg:x1="7.29cm" svg:y1="17.8cm" svg:x2="7.29cm" svg:y2="18.7cm">
          <text:p/>
        </draw:line>
        <draw:frame draw:style-name="gr9" draw:layer="layout" svg:width="4cm" svg:height="1cm" svg:x="7.5cm" svg:y="21.292cm">
          <draw:text-box>
            <text:p/>
          </draw:text-box>
        </draw:frame>
        <draw:rect draw:style-name="gr10" draw:text-style-name="P20" draw:layer="layout" svg:width="1.4cm" svg:height="0.3cm" draw:transform="rotate (1.5707963267946) translate (7.3cm 22.492cm)">
          <text:p text:style-name="P20"><text:span text:style-name="T10">Vin 6-35Vdc</text:span></text:p>
        </draw:rect>
        <draw:rect draw:style-name="gr1" draw:text-style-name="P6" draw:layer="layout" svg:width="0.508cm" svg:height="0.375cm" svg:x="18.124cm" svg:y="22.117cm">
          <text:p text:style-name="P5"><text:span text:style-name="T3">P5</text:span></text:p>
        </draw:rect>
        <draw:rect draw:style-name="gr4" draw:text-style-name="P8" draw:layer="layout" svg:width="0.508cm" svg:height="0.375cm" svg:x="19.352cm" svg:y="22.117cm">
          <text:p text:style-name="P7"><text:span text:style-name="T4">VIN</text:span></text:p>
        </draw:rect>
        <draw:rect draw:style-name="gr5" draw:text-style-name="P3" draw:layer="layout" svg:width="4.7cm" svg:height="6.55cm" draw:transform="rotate (-1.57079632679579) translate (20cm 17.792cm)">
          <text:p/>
        </draw:rect>
        <draw:rect draw:style-name="gr1" draw:text-style-name="P9" draw:layer="layout" svg:width="0.508cm" svg:height="0.375cm" svg:x="14.568cm" svg:y="22.117cm">
          <text:p text:style-name="P5"><text:span text:style-name="T5">P8</text:span></text:p>
        </draw:rect>
        <draw:rect draw:style-name="gr1" draw:text-style-name="P11" draw:layer="layout" svg:width="0.508cm" svg:height="0.375cm" svg:x="15.076cm" svg:y="22.117cm">
          <text:p text:style-name="P10"><text:span text:style-name="T3">P7</text:span></text:p>
        </draw:rect>
        <draw:rect draw:style-name="gr2" draw:text-style-name="P12" draw:layer="layout" svg:width="0.508cm" svg:height="0.375cm" svg:x="15.584cm" svg:y="22.117cm">
          <text:p text:style-name="P10"><text:span text:style-name="T6">5V</text:span></text:p>
        </draw:rect>
        <draw:rect draw:style-name="gr6" draw:text-style-name="P12" draw:layer="layout" svg:width="0.508cm" svg:height="0.375cm" svg:x="16.092cm" svg:y="22.125cm">
          <text:p text:style-name="P10"><text:span text:style-name="T6">G</text:span></text:p>
        </draw:rect>
        <draw:rect draw:style-name="gr1" draw:text-style-name="P11" draw:layer="layout" svg:width="0.508cm" svg:height="0.375cm" svg:x="16.6cm" svg:y="22.117cm">
          <text:p text:style-name="P10"><text:span text:style-name="T3">P6</text:span></text:p>
        </draw:rect>
        <draw:rect draw:style-name="gr6" draw:text-style-name="P12" draw:layer="layout" svg:width="0.508cm" svg:height="0.375cm" svg:x="17.108cm" svg:y="22.117cm">
          <text:p text:style-name="P10"><text:span text:style-name="T6">G</text:span></text:p>
        </draw:rect>
        <draw:rect draw:style-name="gr2" draw:text-style-name="P12" draw:layer="layout" svg:width="0.508cm" svg:height="0.375cm" svg:x="17.616cm" svg:y="22.117cm">
          <text:p text:style-name="P10"><text:span text:style-name="T6">5V</text:span></text:p>
        </draw:rect>
        <draw:rect draw:style-name="gr6" draw:text-style-name="P12" draw:layer="layout" svg:width="0.508cm" svg:height="0.375cm" svg:x="18.844cm" svg:y="22.117cm">
          <text:p text:style-name="P10"><text:span text:style-name="T6">G</text:span></text:p>
        </draw:rect>
        <draw:rect draw:style-name="gr1" draw:text-style-name="P14" draw:layer="layout" svg:width="0.65cm" svg:height="0.254cm" svg:x="13.576cm" svg:y="20.992cm">
          <text:p text:style-name="P13"><text:span text:style-name="T7">P8</text:span></text:p>
        </draw:rect>
        <draw:rect draw:style-name="gr1" draw:text-style-name="P14" draw:layer="layout" svg:width="0.65cm" svg:height="0.254cm" svg:x="13.576cm" svg:y="20.738cm">
          <text:p text:style-name="P13"><text:span text:style-name="T7">P7</text:span></text:p>
        </draw:rect>
        <draw:rect draw:style-name="gr1" draw:text-style-name="P14" draw:layer="layout" svg:width="0.65cm" svg:height="0.254cm" svg:x="13.576cm" svg:y="20.484cm">
          <text:p text:style-name="P13"><text:span text:style-name="T7">P6</text:span></text:p>
        </draw:rect>
        <draw:rect draw:style-name="gr1" draw:text-style-name="P14" draw:layer="layout" svg:width="0.65cm" svg:height="0.254cm" svg:x="13.576cm" svg:y="20.23cm">
          <text:p text:style-name="P13"><text:span text:style-name="T7">P5</text:span></text:p>
        </draw:rect>
        <draw:rect draw:style-name="gr1" draw:text-style-name="P14" draw:layer="layout" svg:width="0.65cm" svg:height="0.254cm" svg:x="13.576cm" svg:y="19.976cm">
          <text:p text:style-name="P13"><text:span text:style-name="T7">P4</text:span></text:p>
        </draw:rect>
        <draw:rect draw:style-name="gr1" draw:text-style-name="P14" draw:layer="layout" svg:width="0.65cm" svg:height="0.254cm" svg:x="13.576cm" svg:y="19.722cm">
          <text:p text:style-name="P13"><text:span text:style-name="T7">P3</text:span></text:p>
        </draw:rect>
        <draw:rect draw:style-name="gr1" draw:text-style-name="P14" draw:layer="layout" svg:width="0.65cm" svg:height="0.254cm" svg:x="13.576cm" svg:y="19.468cm">
          <text:p text:style-name="P13"><text:span text:style-name="T7">P2</text:span></text:p>
        </draw:rect>
        <draw:rect draw:style-name="gr1" draw:text-style-name="P16" draw:layer="layout" svg:width="0.65cm" svg:height="0.254cm" svg:x="13.576cm" svg:y="19.214cm">
          <text:p text:style-name="P15"><text:span text:style-name="T8">P1</text:span></text:p>
        </draw:rect>
        <draw:rect draw:style-name="gr6" draw:text-style-name="P18" draw:layer="layout" svg:width="0.65cm" svg:height="0.254cm" svg:x="13.576cm" svg:y="18.96cm">
          <text:p text:style-name="P17"><text:span text:style-name="T8">G</text:span></text:p>
        </draw:rect>
        <draw:rect draw:style-name="gr7" draw:text-style-name="P18" draw:layer="layout" svg:width="0.65cm" svg:height="0.254cm" svg:x="13.576cm" svg:y="18.706cm">
          <text:p text:style-name="P17"><text:span text:style-name="T8">5V</text:span></text:p>
        </draw:rect>
        <draw:line draw:style-name="gr8" draw:text-style-name="P3" draw:layer="layout" svg:x1="14.24cm" svg:y1="22.492cm" svg:x2="14.24cm" svg:y2="21.302cm">
          <text:p/>
        </draw:line>
        <draw:line draw:style-name="gr8" draw:text-style-name="P3" draw:layer="layout" svg:x1="14.25cm" svg:y1="21.302cm" svg:x2="13.45cm" svg:y2="21.302cm">
          <text:p/>
        </draw:line>
        <draw:line draw:style-name="gr8" draw:text-style-name="P3" draw:layer="layout" svg:x1="14.24cm" svg:y1="17.8cm" svg:x2="14.24cm" svg:y2="18.7cm">
          <text:p/>
        </draw:line>
        <draw:rect draw:style-name="gr1" draw:text-style-name="P6" draw:layer="layout" svg:width="0.508cm" svg:height="0.375cm" svg:x="18.124cm" svg:y="22.117cm">
          <text:p text:style-name="P5"><text:span text:style-name="T3">P5</text:span></text:p>
        </draw:rect>
        <draw:rect draw:style-name="gr4" draw:text-style-name="P19" draw:layer="layout" svg:width="0.508cm" svg:height="0.375cm" svg:x="19.352cm" svg:y="22.117cm">
          <text:p text:style-name="P15"><text:span text:style-name="T9">Vin</text:span></text:p>
        </draw:rect>
        <draw:rect draw:style-name="gr1" draw:text-style-name="P9" draw:layer="layout" svg:width="0.508cm" svg:height="0.375cm" svg:x="14.568cm" svg:y="22.117cm">
          <text:p text:style-name="P5"><text:span text:style-name="T5">P8</text:span></text:p>
        </draw:rect>
        <draw:rect draw:style-name="gr1" draw:text-style-name="P11" draw:layer="layout" svg:width="0.508cm" svg:height="0.375cm" svg:x="15.076cm" svg:y="22.117cm">
          <text:p text:style-name="P10"><text:span text:style-name="T3">P7</text:span></text:p>
        </draw:rect>
        <draw:rect draw:style-name="gr2" draw:text-style-name="P12" draw:layer="layout" svg:width="0.508cm" svg:height="0.375cm" svg:x="15.584cm" svg:y="22.117cm">
          <text:p text:style-name="P10"><text:span text:style-name="T6">5V</text:span></text:p>
        </draw:rect>
        <draw:rect draw:style-name="gr6" draw:text-style-name="P12" draw:layer="layout" svg:width="0.508cm" svg:height="0.375cm" svg:x="16.092cm" svg:y="22.125cm">
          <text:p text:style-name="P10"><text:span text:style-name="T6">G</text:span></text:p>
        </draw:rect>
        <draw:rect draw:style-name="gr1" draw:text-style-name="P11" draw:layer="layout" svg:width="0.508cm" svg:height="0.375cm" svg:x="16.6cm" svg:y="22.117cm">
          <text:p text:style-name="P10"><text:span text:style-name="T3">P6</text:span></text:p>
        </draw:rect>
        <draw:rect draw:style-name="gr6" draw:text-style-name="P12" draw:layer="layout" svg:width="0.508cm" svg:height="0.375cm" svg:x="17.108cm" svg:y="22.117cm">
          <text:p text:style-name="P10"><text:span text:style-name="T6">G</text:span></text:p>
        </draw:rect>
        <draw:rect draw:style-name="gr2" draw:text-style-name="P12" draw:layer="layout" svg:width="0.508cm" svg:height="0.375cm" svg:x="17.616cm" svg:y="22.117cm">
          <text:p text:style-name="P10"><text:span text:style-name="T6">5V</text:span></text:p>
        </draw:rect>
        <draw:rect draw:style-name="gr6" draw:text-style-name="P12" draw:layer="layout" svg:width="0.508cm" svg:height="0.375cm" svg:x="18.844cm" svg:y="22.117cm">
          <text:p text:style-name="P10"><text:span text:style-name="T6">G</text:span></text:p>
        </draw:rect>
        <draw:rect draw:style-name="gr1" draw:text-style-name="P14" draw:layer="layout" svg:width="0.65cm" svg:height="0.254cm" svg:x="13.576cm" svg:y="20.992cm">
          <text:p text:style-name="P13"><text:span text:style-name="T7">P8</text:span></text:p>
        </draw:rect>
        <draw:rect draw:style-name="gr1" draw:text-style-name="P14" draw:layer="layout" svg:width="0.65cm" svg:height="0.254cm" svg:x="13.576cm" svg:y="20.738cm">
          <text:p text:style-name="P13"><text:span text:style-name="T7">P7</text:span></text:p>
        </draw:rect>
        <draw:rect draw:style-name="gr1" draw:text-style-name="P14" draw:layer="layout" svg:width="0.65cm" svg:height="0.254cm" svg:x="13.576cm" svg:y="20.484cm">
          <text:p text:style-name="P13"><text:span text:style-name="T7">P6</text:span></text:p>
        </draw:rect>
        <draw:rect draw:style-name="gr1" draw:text-style-name="P14" draw:layer="layout" svg:width="0.65cm" svg:height="0.254cm" svg:x="13.576cm" svg:y="20.23cm">
          <text:p text:style-name="P13"><text:span text:style-name="T7">P5</text:span></text:p>
        </draw:rect>
        <draw:rect draw:style-name="gr1" draw:text-style-name="P14" draw:layer="layout" svg:width="0.65cm" svg:height="0.254cm" svg:x="13.576cm" svg:y="19.976cm">
          <text:p text:style-name="P13"><text:span text:style-name="T7">P4</text:span></text:p>
        </draw:rect>
        <draw:rect draw:style-name="gr1" draw:text-style-name="P14" draw:layer="layout" svg:width="0.65cm" svg:height="0.254cm" svg:x="13.576cm" svg:y="19.722cm">
          <text:p text:style-name="P13"><text:span text:style-name="T7">P3</text:span></text:p>
        </draw:rect>
        <draw:rect draw:style-name="gr1" draw:text-style-name="P14" draw:layer="layout" svg:width="0.65cm" svg:height="0.254cm" svg:x="13.576cm" svg:y="19.468cm">
          <text:p text:style-name="P13"><text:span text:style-name="T7">P2</text:span></text:p>
        </draw:rect>
        <draw:rect draw:style-name="gr1" draw:text-style-name="P16" draw:layer="layout" svg:width="0.65cm" svg:height="0.254cm" svg:x="13.576cm" svg:y="19.214cm">
          <text:p text:style-name="P15"><text:span text:style-name="T8">P1</text:span></text:p>
        </draw:rect>
        <draw:rect draw:style-name="gr6" draw:text-style-name="P18" draw:layer="layout" svg:width="0.65cm" svg:height="0.254cm" svg:x="13.576cm" svg:y="18.96cm">
          <text:p text:style-name="P17"><text:span text:style-name="T8">G</text:span></text:p>
        </draw:rect>
        <draw:rect draw:style-name="gr7" draw:text-style-name="P18" draw:layer="layout" svg:width="0.65cm" svg:height="0.254cm" svg:x="13.576cm" svg:y="18.706cm">
          <text:p text:style-name="P17"><text:span text:style-name="T8">5V</text:span></text:p>
        </draw:rect>
        <draw:line draw:style-name="gr8" draw:text-style-name="P3" draw:layer="layout" svg:x1="14.24cm" svg:y1="22.492cm" svg:x2="14.24cm" svg:y2="21.302cm">
          <text:p/>
        </draw:line>
        <draw:line draw:style-name="gr8" draw:text-style-name="P3" draw:layer="layout" svg:x1="14.25cm" svg:y1="21.302cm" svg:x2="13.45cm" svg:y2="21.302cm">
          <text:p/>
        </draw:line>
        <draw:line draw:style-name="gr8" draw:text-style-name="P3" draw:layer="layout" svg:x1="14.24cm" svg:y1="17.8cm" svg:x2="14.24cm" svg:y2="18.7cm">
          <text:p/>
        </draw:line>
        <draw:frame draw:style-name="gr9" draw:layer="layout" svg:width="4cm" svg:height="1cm" svg:x="14.45cm" svg:y="21.292cm">
          <draw:text-box>
            <text:p/>
          </draw:text-box>
        </draw:frame>
        <draw:rect draw:style-name="gr10" draw:text-style-name="P20" draw:layer="layout" svg:width="1.4cm" svg:height="0.3cm" draw:transform="rotate (1.5707963267946) translate (14.25cm 22.492cm)">
          <text:p text:style-name="P20"><text:span text:style-name="T10">Vin 6-35Vdc</text:span></text:p>
        </draw:rect>
        <draw:rect draw:style-name="gr1" draw:text-style-name="P6" draw:layer="layout" svg:width="0.508cm" svg:height="0.375cm" svg:x="11.124cm" svg:y="27.117cm">
          <text:p text:style-name="P5"><text:span text:style-name="T3">P5</text:span></text:p>
        </draw:rect>
        <draw:rect draw:style-name="gr4" draw:text-style-name="P8" draw:layer="layout" svg:width="0.508cm" svg:height="0.375cm" svg:x="12.352cm" svg:y="27.117cm">
          <text:p text:style-name="P7"><text:span text:style-name="T4">VIN</text:span></text:p>
        </draw:rect>
        <draw:rect draw:style-name="gr5" draw:text-style-name="P3" draw:layer="layout" svg:width="4.7cm" svg:height="6.55cm" draw:transform="rotate (-1.57079632679579) translate (13cm 22.792cm)">
          <text:p/>
        </draw:rect>
        <draw:rect draw:style-name="gr1" draw:text-style-name="P9" draw:layer="layout" svg:width="0.508cm" svg:height="0.375cm" svg:x="7.568cm" svg:y="27.117cm">
          <text:p text:style-name="P5"><text:span text:style-name="T5">P8</text:span></text:p>
        </draw:rect>
        <draw:rect draw:style-name="gr1" draw:text-style-name="P11" draw:layer="layout" svg:width="0.508cm" svg:height="0.375cm" svg:x="8.076cm" svg:y="27.117cm">
          <text:p text:style-name="P10"><text:span text:style-name="T3">P7</text:span></text:p>
        </draw:rect>
        <draw:rect draw:style-name="gr2" draw:text-style-name="P12" draw:layer="layout" svg:width="0.508cm" svg:height="0.375cm" svg:x="8.584cm" svg:y="27.117cm">
          <text:p text:style-name="P10"><text:span text:style-name="T6">5V</text:span></text:p>
        </draw:rect>
        <draw:rect draw:style-name="gr6" draw:text-style-name="P12" draw:layer="layout" svg:width="0.508cm" svg:height="0.375cm" svg:x="9.092cm" svg:y="27.125cm">
          <text:p text:style-name="P10"><text:span text:style-name="T6">G</text:span></text:p>
        </draw:rect>
        <draw:rect draw:style-name="gr1" draw:text-style-name="P11" draw:layer="layout" svg:width="0.508cm" svg:height="0.375cm" svg:x="9.6cm" svg:y="27.117cm">
          <text:p text:style-name="P10"><text:span text:style-name="T3">P6</text:span></text:p>
        </draw:rect>
        <draw:rect draw:style-name="gr6" draw:text-style-name="P12" draw:layer="layout" svg:width="0.508cm" svg:height="0.375cm" svg:x="10.108cm" svg:y="27.117cm">
          <text:p text:style-name="P10"><text:span text:style-name="T6">G</text:span></text:p>
        </draw:rect>
        <draw:rect draw:style-name="gr2" draw:text-style-name="P12" draw:layer="layout" svg:width="0.508cm" svg:height="0.375cm" svg:x="10.616cm" svg:y="27.117cm">
          <text:p text:style-name="P10"><text:span text:style-name="T6">5V</text:span></text:p>
        </draw:rect>
        <draw:rect draw:style-name="gr6" draw:text-style-name="P12" draw:layer="layout" svg:width="0.508cm" svg:height="0.375cm" svg:x="11.844cm" svg:y="27.117cm">
          <text:p text:style-name="P10"><text:span text:style-name="T6">G</text:span></text:p>
        </draw:rect>
        <draw:rect draw:style-name="gr1" draw:text-style-name="P14" draw:layer="layout" svg:width="0.65cm" svg:height="0.254cm" svg:x="6.576cm" svg:y="25.992cm">
          <text:p text:style-name="P13"><text:span text:style-name="T7">P8</text:span></text:p>
        </draw:rect>
        <draw:rect draw:style-name="gr1" draw:text-style-name="P14" draw:layer="layout" svg:width="0.65cm" svg:height="0.254cm" svg:x="6.576cm" svg:y="25.738cm">
          <text:p text:style-name="P13"><text:span text:style-name="T7">P7</text:span></text:p>
        </draw:rect>
        <draw:rect draw:style-name="gr1" draw:text-style-name="P14" draw:layer="layout" svg:width="0.65cm" svg:height="0.254cm" svg:x="6.576cm" svg:y="25.484cm">
          <text:p text:style-name="P13"><text:span text:style-name="T7">P6</text:span></text:p>
        </draw:rect>
        <draw:rect draw:style-name="gr1" draw:text-style-name="P14" draw:layer="layout" svg:width="0.65cm" svg:height="0.254cm" svg:x="6.576cm" svg:y="25.23cm">
          <text:p text:style-name="P13"><text:span text:style-name="T7">P5</text:span></text:p>
        </draw:rect>
        <draw:rect draw:style-name="gr1" draw:text-style-name="P14" draw:layer="layout" svg:width="0.65cm" svg:height="0.254cm" svg:x="6.576cm" svg:y="24.976cm">
          <text:p text:style-name="P13"><text:span text:style-name="T7">P4</text:span></text:p>
        </draw:rect>
        <draw:rect draw:style-name="gr1" draw:text-style-name="P14" draw:layer="layout" svg:width="0.65cm" svg:height="0.254cm" svg:x="6.576cm" svg:y="24.722cm">
          <text:p text:style-name="P13"><text:span text:style-name="T7">P3</text:span></text:p>
        </draw:rect>
        <draw:rect draw:style-name="gr1" draw:text-style-name="P14" draw:layer="layout" svg:width="0.65cm" svg:height="0.254cm" svg:x="6.576cm" svg:y="24.468cm">
          <text:p text:style-name="P13"><text:span text:style-name="T7">P2</text:span></text:p>
        </draw:rect>
        <draw:rect draw:style-name="gr1" draw:text-style-name="P16" draw:layer="layout" svg:width="0.65cm" svg:height="0.254cm" svg:x="6.576cm" svg:y="24.214cm">
          <text:p text:style-name="P15"><text:span text:style-name="T8">P1</text:span></text:p>
        </draw:rect>
        <draw:rect draw:style-name="gr6" draw:text-style-name="P18" draw:layer="layout" svg:width="0.65cm" svg:height="0.254cm" svg:x="6.576cm" svg:y="23.96cm">
          <text:p text:style-name="P17"><text:span text:style-name="T8">G</text:span></text:p>
        </draw:rect>
        <draw:rect draw:style-name="gr7" draw:text-style-name="P18" draw:layer="layout" svg:width="0.65cm" svg:height="0.254cm" svg:x="6.576cm" svg:y="23.706cm">
          <text:p text:style-name="P17"><text:span text:style-name="T8">5V</text:span></text:p>
        </draw:rect>
        <draw:line draw:style-name="gr8" draw:text-style-name="P3" draw:layer="layout" svg:x1="7.24cm" svg:y1="27.492cm" svg:x2="7.24cm" svg:y2="26.302cm">
          <text:p/>
        </draw:line>
        <draw:line draw:style-name="gr8" draw:text-style-name="P3" draw:layer="layout" svg:x1="7.25cm" svg:y1="26.302cm" svg:x2="6.45cm" svg:y2="26.302cm">
          <text:p/>
        </draw:line>
        <draw:line draw:style-name="gr8" draw:text-style-name="P3" draw:layer="layout" svg:x1="7.24cm" svg:y1="22.8cm" svg:x2="7.24cm" svg:y2="23.7cm">
          <text:p/>
        </draw:line>
        <draw:rect draw:style-name="gr1" draw:text-style-name="P6" draw:layer="layout" svg:width="0.508cm" svg:height="0.375cm" svg:x="11.124cm" svg:y="27.117cm">
          <text:p text:style-name="P5"><text:span text:style-name="T3">P5</text:span></text:p>
        </draw:rect>
        <draw:rect draw:style-name="gr4" draw:text-style-name="P19" draw:layer="layout" svg:width="0.508cm" svg:height="0.375cm" svg:x="12.352cm" svg:y="27.117cm">
          <text:p text:style-name="P15"><text:span text:style-name="T9">Vin</text:span></text:p>
        </draw:rect>
        <draw:rect draw:style-name="gr1" draw:text-style-name="P9" draw:layer="layout" svg:width="0.508cm" svg:height="0.375cm" svg:x="7.568cm" svg:y="27.117cm">
          <text:p text:style-name="P5"><text:span text:style-name="T5">P8</text:span></text:p>
        </draw:rect>
        <draw:rect draw:style-name="gr1" draw:text-style-name="P11" draw:layer="layout" svg:width="0.508cm" svg:height="0.375cm" svg:x="8.076cm" svg:y="27.117cm">
          <text:p text:style-name="P10"><text:span text:style-name="T3">P7</text:span></text:p>
        </draw:rect>
        <draw:rect draw:style-name="gr2" draw:text-style-name="P12" draw:layer="layout" svg:width="0.508cm" svg:height="0.375cm" svg:x="8.584cm" svg:y="27.117cm">
          <text:p text:style-name="P10"><text:span text:style-name="T6">5V</text:span></text:p>
        </draw:rect>
        <draw:rect draw:style-name="gr6" draw:text-style-name="P12" draw:layer="layout" svg:width="0.508cm" svg:height="0.375cm" svg:x="9.092cm" svg:y="27.125cm">
          <text:p text:style-name="P10"><text:span text:style-name="T6">G</text:span></text:p>
        </draw:rect>
        <draw:rect draw:style-name="gr1" draw:text-style-name="P11" draw:layer="layout" svg:width="0.508cm" svg:height="0.375cm" svg:x="9.6cm" svg:y="27.117cm">
          <text:p text:style-name="P10"><text:span text:style-name="T3">P6</text:span></text:p>
        </draw:rect>
        <draw:rect draw:style-name="gr6" draw:text-style-name="P12" draw:layer="layout" svg:width="0.508cm" svg:height="0.375cm" svg:x="10.108cm" svg:y="27.117cm">
          <text:p text:style-name="P10"><text:span text:style-name="T6">G</text:span></text:p>
        </draw:rect>
        <draw:rect draw:style-name="gr2" draw:text-style-name="P12" draw:layer="layout" svg:width="0.508cm" svg:height="0.375cm" svg:x="10.616cm" svg:y="27.117cm">
          <text:p text:style-name="P10"><text:span text:style-name="T6">5V</text:span></text:p>
        </draw:rect>
        <draw:rect draw:style-name="gr6" draw:text-style-name="P12" draw:layer="layout" svg:width="0.508cm" svg:height="0.375cm" svg:x="11.844cm" svg:y="27.117cm">
          <text:p text:style-name="P10"><text:span text:style-name="T6">G</text:span></text:p>
        </draw:rect>
        <draw:rect draw:style-name="gr1" draw:text-style-name="P14" draw:layer="layout" svg:width="0.65cm" svg:height="0.254cm" svg:x="6.576cm" svg:y="25.992cm">
          <text:p text:style-name="P13"><text:span text:style-name="T7">P8</text:span></text:p>
        </draw:rect>
        <draw:rect draw:style-name="gr1" draw:text-style-name="P14" draw:layer="layout" svg:width="0.65cm" svg:height="0.254cm" svg:x="6.576cm" svg:y="25.738cm">
          <text:p text:style-name="P13"><text:span text:style-name="T7">P7</text:span></text:p>
        </draw:rect>
        <draw:rect draw:style-name="gr1" draw:text-style-name="P14" draw:layer="layout" svg:width="0.65cm" svg:height="0.254cm" svg:x="6.576cm" svg:y="25.484cm">
          <text:p text:style-name="P13"><text:span text:style-name="T7">P6</text:span></text:p>
        </draw:rect>
        <draw:rect draw:style-name="gr1" draw:text-style-name="P14" draw:layer="layout" svg:width="0.65cm" svg:height="0.254cm" svg:x="6.576cm" svg:y="25.23cm">
          <text:p text:style-name="P13"><text:span text:style-name="T7">P5</text:span></text:p>
        </draw:rect>
        <draw:rect draw:style-name="gr1" draw:text-style-name="P14" draw:layer="layout" svg:width="0.65cm" svg:height="0.254cm" svg:x="6.576cm" svg:y="24.976cm">
          <text:p text:style-name="P13"><text:span text:style-name="T7">P4</text:span></text:p>
        </draw:rect>
        <draw:rect draw:style-name="gr1" draw:text-style-name="P14" draw:layer="layout" svg:width="0.65cm" svg:height="0.254cm" svg:x="6.576cm" svg:y="24.722cm">
          <text:p text:style-name="P13"><text:span text:style-name="T7">P3</text:span></text:p>
        </draw:rect>
        <draw:rect draw:style-name="gr1" draw:text-style-name="P14" draw:layer="layout" svg:width="0.65cm" svg:height="0.254cm" svg:x="6.576cm" svg:y="24.468cm">
          <text:p text:style-name="P13"><text:span text:style-name="T7">P2</text:span></text:p>
        </draw:rect>
        <draw:rect draw:style-name="gr1" draw:text-style-name="P16" draw:layer="layout" svg:width="0.65cm" svg:height="0.254cm" svg:x="6.576cm" svg:y="24.214cm">
          <text:p text:style-name="P15"><text:span text:style-name="T8">P1</text:span></text:p>
        </draw:rect>
        <draw:rect draw:style-name="gr6" draw:text-style-name="P18" draw:layer="layout" svg:width="0.65cm" svg:height="0.254cm" svg:x="6.576cm" svg:y="23.96cm">
          <text:p text:style-name="P17"><text:span text:style-name="T8">G</text:span></text:p>
        </draw:rect>
        <draw:rect draw:style-name="gr7" draw:text-style-name="P18" draw:layer="layout" svg:width="0.65cm" svg:height="0.254cm" svg:x="6.576cm" svg:y="23.706cm">
          <text:p text:style-name="P17"><text:span text:style-name="T8">5V</text:span></text:p>
        </draw:rect>
        <draw:line draw:style-name="gr8" draw:text-style-name="P3" draw:layer="layout" svg:x1="7.24cm" svg:y1="27.492cm" svg:x2="7.24cm" svg:y2="26.302cm">
          <text:p/>
        </draw:line>
        <draw:line draw:style-name="gr8" draw:text-style-name="P3" draw:layer="layout" svg:x1="7.25cm" svg:y1="26.302cm" svg:x2="6.45cm" svg:y2="26.302cm">
          <text:p/>
        </draw:line>
        <draw:line draw:style-name="gr8" draw:text-style-name="P3" draw:layer="layout" svg:x1="7.24cm" svg:y1="22.8cm" svg:x2="7.24cm" svg:y2="23.7cm">
          <text:p/>
        </draw:line>
        <draw:frame draw:style-name="gr9" draw:layer="layout" svg:width="4cm" svg:height="1cm" svg:x="7.45cm" svg:y="26.292cm">
          <draw:text-box>
            <text:p/>
          </draw:text-box>
        </draw:frame>
        <draw:rect draw:style-name="gr10" draw:text-style-name="P20" draw:layer="layout" svg:width="1.4cm" svg:height="0.3cm" draw:transform="rotate (1.5707963267946) translate (7.25cm 27.492cm)">
          <text:p text:style-name="P20"><text:span text:style-name="T10">Vin 6-35Vdc</text:span></text:p>
        </draw:rect>
        <draw:rect draw:style-name="gr1" draw:text-style-name="P6" draw:layer="layout" svg:width="0.508cm" svg:height="0.375cm" svg:x="18.174cm" svg:y="27.117cm">
          <text:p text:style-name="P5"><text:span text:style-name="T3">P5</text:span></text:p>
        </draw:rect>
        <draw:rect draw:style-name="gr4" draw:text-style-name="P8" draw:layer="layout" svg:width="0.508cm" svg:height="0.375cm" svg:x="19.402cm" svg:y="27.117cm">
          <text:p text:style-name="P7"><text:span text:style-name="T4">VIN</text:span></text:p>
        </draw:rect>
        <draw:rect draw:style-name="gr5" draw:text-style-name="P3" draw:layer="layout" svg:width="4.7cm" svg:height="6.55cm" draw:transform="rotate (-1.57079632679579) translate (20.05cm 22.792cm)">
          <text:p/>
        </draw:rect>
        <draw:rect draw:style-name="gr1" draw:text-style-name="P9" draw:layer="layout" svg:width="0.508cm" svg:height="0.375cm" svg:x="14.618cm" svg:y="27.117cm">
          <text:p text:style-name="P5"><text:span text:style-name="T5">P8</text:span></text:p>
        </draw:rect>
        <draw:rect draw:style-name="gr1" draw:text-style-name="P11" draw:layer="layout" svg:width="0.508cm" svg:height="0.375cm" svg:x="15.126cm" svg:y="27.117cm">
          <text:p text:style-name="P10"><text:span text:style-name="T3">P7</text:span></text:p>
        </draw:rect>
        <draw:rect draw:style-name="gr2" draw:text-style-name="P12" draw:layer="layout" svg:width="0.508cm" svg:height="0.375cm" svg:x="15.634cm" svg:y="27.117cm">
          <text:p text:style-name="P10"><text:span text:style-name="T6">5V</text:span></text:p>
        </draw:rect>
        <draw:rect draw:style-name="gr6" draw:text-style-name="P12" draw:layer="layout" svg:width="0.508cm" svg:height="0.375cm" svg:x="16.142cm" svg:y="27.125cm">
          <text:p text:style-name="P10"><text:span text:style-name="T6">G</text:span></text:p>
        </draw:rect>
        <draw:rect draw:style-name="gr1" draw:text-style-name="P11" draw:layer="layout" svg:width="0.508cm" svg:height="0.375cm" svg:x="16.65cm" svg:y="27.117cm">
          <text:p text:style-name="P10"><text:span text:style-name="T3">P6</text:span></text:p>
        </draw:rect>
        <draw:rect draw:style-name="gr6" draw:text-style-name="P12" draw:layer="layout" svg:width="0.508cm" svg:height="0.375cm" svg:x="17.158cm" svg:y="27.117cm">
          <text:p text:style-name="P10"><text:span text:style-name="T6">G</text:span></text:p>
        </draw:rect>
        <draw:rect draw:style-name="gr2" draw:text-style-name="P12" draw:layer="layout" svg:width="0.508cm" svg:height="0.375cm" svg:x="17.666cm" svg:y="27.117cm">
          <text:p text:style-name="P10"><text:span text:style-name="T6">5V</text:span></text:p>
        </draw:rect>
        <draw:rect draw:style-name="gr6" draw:text-style-name="P12" draw:layer="layout" svg:width="0.508cm" svg:height="0.375cm" svg:x="18.894cm" svg:y="27.117cm">
          <text:p text:style-name="P10"><text:span text:style-name="T6">G</text:span></text:p>
        </draw:rect>
        <draw:rect draw:style-name="gr1" draw:text-style-name="P14" draw:layer="layout" svg:width="0.65cm" svg:height="0.254cm" svg:x="13.626cm" svg:y="25.992cm">
          <text:p text:style-name="P13"><text:span text:style-name="T7">P8</text:span></text:p>
        </draw:rect>
        <draw:rect draw:style-name="gr1" draw:text-style-name="P14" draw:layer="layout" svg:width="0.65cm" svg:height="0.254cm" svg:x="13.626cm" svg:y="25.738cm">
          <text:p text:style-name="P13"><text:span text:style-name="T7">P7</text:span></text:p>
        </draw:rect>
        <draw:rect draw:style-name="gr1" draw:text-style-name="P14" draw:layer="layout" svg:width="0.65cm" svg:height="0.254cm" svg:x="13.626cm" svg:y="25.484cm">
          <text:p text:style-name="P13"><text:span text:style-name="T7">P6</text:span></text:p>
        </draw:rect>
        <draw:rect draw:style-name="gr1" draw:text-style-name="P14" draw:layer="layout" svg:width="0.65cm" svg:height="0.254cm" svg:x="13.626cm" svg:y="25.23cm">
          <text:p text:style-name="P13"><text:span text:style-name="T7">P5</text:span></text:p>
        </draw:rect>
        <draw:rect draw:style-name="gr1" draw:text-style-name="P14" draw:layer="layout" svg:width="0.65cm" svg:height="0.254cm" svg:x="13.626cm" svg:y="24.976cm">
          <text:p text:style-name="P13"><text:span text:style-name="T7">P4</text:span></text:p>
        </draw:rect>
        <draw:rect draw:style-name="gr1" draw:text-style-name="P14" draw:layer="layout" svg:width="0.65cm" svg:height="0.254cm" svg:x="13.626cm" svg:y="24.722cm">
          <text:p text:style-name="P13"><text:span text:style-name="T7">P3</text:span></text:p>
        </draw:rect>
        <draw:rect draw:style-name="gr1" draw:text-style-name="P14" draw:layer="layout" svg:width="0.65cm" svg:height="0.254cm" svg:x="13.626cm" svg:y="24.468cm">
          <text:p text:style-name="P13"><text:span text:style-name="T7">P2</text:span></text:p>
        </draw:rect>
        <draw:rect draw:style-name="gr1" draw:text-style-name="P16" draw:layer="layout" svg:width="0.65cm" svg:height="0.254cm" svg:x="13.626cm" svg:y="24.214cm">
          <text:p text:style-name="P15"><text:span text:style-name="T8">P1</text:span></text:p>
        </draw:rect>
        <draw:rect draw:style-name="gr6" draw:text-style-name="P18" draw:layer="layout" svg:width="0.65cm" svg:height="0.254cm" svg:x="13.626cm" svg:y="23.96cm">
          <text:p text:style-name="P17"><text:span text:style-name="T8">G</text:span></text:p>
        </draw:rect>
        <draw:rect draw:style-name="gr7" draw:text-style-name="P18" draw:layer="layout" svg:width="0.65cm" svg:height="0.254cm" svg:x="13.626cm" svg:y="23.706cm">
          <text:p text:style-name="P17"><text:span text:style-name="T8">5V</text:span></text:p>
        </draw:rect>
        <draw:line draw:style-name="gr8" draw:text-style-name="P3" draw:layer="layout" svg:x1="14.29cm" svg:y1="27.492cm" svg:x2="14.29cm" svg:y2="26.302cm">
          <text:p/>
        </draw:line>
        <draw:line draw:style-name="gr8" draw:text-style-name="P3" draw:layer="layout" svg:x1="14.3cm" svg:y1="26.302cm" svg:x2="13.5cm" svg:y2="26.302cm">
          <text:p/>
        </draw:line>
        <draw:line draw:style-name="gr8" draw:text-style-name="P3" draw:layer="layout" svg:x1="14.29cm" svg:y1="22.8cm" svg:x2="14.29cm" svg:y2="23.7cm">
          <text:p/>
        </draw:line>
        <draw:rect draw:style-name="gr1" draw:text-style-name="P6" draw:layer="layout" svg:width="0.508cm" svg:height="0.375cm" svg:x="18.174cm" svg:y="27.117cm">
          <text:p text:style-name="P5"><text:span text:style-name="T3">P5</text:span></text:p>
        </draw:rect>
        <draw:rect draw:style-name="gr4" draw:text-style-name="P19" draw:layer="layout" svg:width="0.508cm" svg:height="0.375cm" svg:x="19.402cm" svg:y="27.117cm">
          <text:p text:style-name="P15"><text:span text:style-name="T9">Vin</text:span></text:p>
        </draw:rect>
        <draw:rect draw:style-name="gr1" draw:text-style-name="P9" draw:layer="layout" svg:width="0.508cm" svg:height="0.375cm" svg:x="14.618cm" svg:y="27.117cm">
          <text:p text:style-name="P5"><text:span text:style-name="T5">P8</text:span></text:p>
        </draw:rect>
        <draw:rect draw:style-name="gr1" draw:text-style-name="P11" draw:layer="layout" svg:width="0.508cm" svg:height="0.375cm" svg:x="15.126cm" svg:y="27.117cm">
          <text:p text:style-name="P10"><text:span text:style-name="T3">P7</text:span></text:p>
        </draw:rect>
        <draw:rect draw:style-name="gr2" draw:text-style-name="P12" draw:layer="layout" svg:width="0.508cm" svg:height="0.375cm" svg:x="15.634cm" svg:y="27.117cm">
          <text:p text:style-name="P10"><text:span text:style-name="T6">5V</text:span></text:p>
        </draw:rect>
        <draw:rect draw:style-name="gr6" draw:text-style-name="P12" draw:layer="layout" svg:width="0.508cm" svg:height="0.375cm" svg:x="16.142cm" svg:y="27.125cm">
          <text:p text:style-name="P10"><text:span text:style-name="T6">G</text:span></text:p>
        </draw:rect>
        <draw:rect draw:style-name="gr1" draw:text-style-name="P11" draw:layer="layout" svg:width="0.508cm" svg:height="0.375cm" svg:x="16.65cm" svg:y="27.117cm">
          <text:p text:style-name="P10"><text:span text:style-name="T3">P6</text:span></text:p>
        </draw:rect>
        <draw:rect draw:style-name="gr6" draw:text-style-name="P12" draw:layer="layout" svg:width="0.508cm" svg:height="0.375cm" svg:x="17.158cm" svg:y="27.117cm">
          <text:p text:style-name="P10"><text:span text:style-name="T6">G</text:span></text:p>
        </draw:rect>
        <draw:rect draw:style-name="gr2" draw:text-style-name="P12" draw:layer="layout" svg:width="0.508cm" svg:height="0.375cm" svg:x="17.666cm" svg:y="27.117cm">
          <text:p text:style-name="P10"><text:span text:style-name="T6">5V</text:span></text:p>
        </draw:rect>
        <draw:rect draw:style-name="gr6" draw:text-style-name="P12" draw:layer="layout" svg:width="0.508cm" svg:height="0.375cm" svg:x="18.894cm" svg:y="27.117cm">
          <text:p text:style-name="P10"><text:span text:style-name="T6">G</text:span></text:p>
        </draw:rect>
        <draw:rect draw:style-name="gr1" draw:text-style-name="P14" draw:layer="layout" svg:width="0.65cm" svg:height="0.254cm" svg:x="13.626cm" svg:y="25.992cm">
          <text:p text:style-name="P13"><text:span text:style-name="T7">P8</text:span></text:p>
        </draw:rect>
        <draw:rect draw:style-name="gr1" draw:text-style-name="P14" draw:layer="layout" svg:width="0.65cm" svg:height="0.254cm" svg:x="13.626cm" svg:y="25.738cm">
          <text:p text:style-name="P13"><text:span text:style-name="T7">P7</text:span></text:p>
        </draw:rect>
        <draw:rect draw:style-name="gr1" draw:text-style-name="P14" draw:layer="layout" svg:width="0.65cm" svg:height="0.254cm" svg:x="13.626cm" svg:y="25.484cm">
          <text:p text:style-name="P13"><text:span text:style-name="T7">P6</text:span></text:p>
        </draw:rect>
        <draw:rect draw:style-name="gr1" draw:text-style-name="P14" draw:layer="layout" svg:width="0.65cm" svg:height="0.254cm" svg:x="13.626cm" svg:y="25.23cm">
          <text:p text:style-name="P13"><text:span text:style-name="T7">P5</text:span></text:p>
        </draw:rect>
        <draw:rect draw:style-name="gr1" draw:text-style-name="P14" draw:layer="layout" svg:width="0.65cm" svg:height="0.254cm" svg:x="13.626cm" svg:y="24.976cm">
          <text:p text:style-name="P13"><text:span text:style-name="T7">P4</text:span></text:p>
        </draw:rect>
        <draw:rect draw:style-name="gr1" draw:text-style-name="P14" draw:layer="layout" svg:width="0.65cm" svg:height="0.254cm" svg:x="13.626cm" svg:y="24.722cm">
          <text:p text:style-name="P13"><text:span text:style-name="T7">P3</text:span></text:p>
        </draw:rect>
        <draw:rect draw:style-name="gr1" draw:text-style-name="P14" draw:layer="layout" svg:width="0.65cm" svg:height="0.254cm" svg:x="13.626cm" svg:y="24.468cm">
          <text:p text:style-name="P13"><text:span text:style-name="T7">P2</text:span></text:p>
        </draw:rect>
        <draw:rect draw:style-name="gr1" draw:text-style-name="P16" draw:layer="layout" svg:width="0.65cm" svg:height="0.254cm" svg:x="13.626cm" svg:y="24.214cm">
          <text:p text:style-name="P15"><text:span text:style-name="T8">P1</text:span></text:p>
        </draw:rect>
        <draw:rect draw:style-name="gr6" draw:text-style-name="P18" draw:layer="layout" svg:width="0.65cm" svg:height="0.254cm" svg:x="13.626cm" svg:y="23.96cm">
          <text:p text:style-name="P17"><text:span text:style-name="T8">G</text:span></text:p>
        </draw:rect>
        <draw:rect draw:style-name="gr7" draw:text-style-name="P18" draw:layer="layout" svg:width="0.65cm" svg:height="0.254cm" svg:x="13.626cm" svg:y="23.706cm">
          <text:p text:style-name="P17"><text:span text:style-name="T8">5V</text:span></text:p>
        </draw:rect>
        <draw:line draw:style-name="gr8" draw:text-style-name="P3" draw:layer="layout" svg:x1="14.29cm" svg:y1="27.492cm" svg:x2="14.29cm" svg:y2="26.302cm">
          <text:p/>
        </draw:line>
        <draw:line draw:style-name="gr8" draw:text-style-name="P3" draw:layer="layout" svg:x1="14.3cm" svg:y1="26.302cm" svg:x2="13.5cm" svg:y2="26.302cm">
          <text:p/>
        </draw:line>
        <draw:line draw:style-name="gr8" draw:text-style-name="P3" draw:layer="layout" svg:x1="14.29cm" svg:y1="22.8cm" svg:x2="14.29cm" svg:y2="23.7cm">
          <text:p/>
        </draw:line>
        <draw:frame draw:style-name="gr9" draw:layer="layout" svg:width="4cm" svg:height="1cm" svg:x="14.5cm" svg:y="26.292cm">
          <draw:text-box>
            <text:p/>
          </draw:text-box>
        </draw:frame>
        <draw:rect draw:style-name="gr10" draw:text-style-name="P20" draw:layer="layout" svg:width="1.4cm" svg:height="0.3cm" draw:transform="rotate (1.5707963267946) translate (14.3cm 27.492cm)">
          <text:p text:style-name="P20"><text:span text:style-name="T10">Vin 6-35Vd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H37M13S</meta:editing-duration>
    <meta:editing-cycles>19</meta:editing-cycles>
    <meta:generator>OpenOffice/4.1.15$Win32 OpenOffice.org_project/4115m2$Build-9813</meta:generator>
    <dc:date>2024-11-08T00:59:20.72</dc:date>
    <dc:creator>TGit-Tech </dc:creator>
    <meta:printed-by>TGit-Tech </meta:printed-by>
    <meta:print-date>2024-11-07T23:47:17.51</meta:print-date>
    <meta:document-statistic meta:object-count="592"/>
  </office:meta>
</office:document-meta>
</file>